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4.895cm"/>
    </style:style>
    <style:style style:name="co10" style:family="table-column">
      <style:table-column-properties fo:break-before="auto" style:column-width="2.8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3.678cm" fo:break-before="auto" style:use-optimal-row-height="false"/>
    </style:style>
    <style:style style:name="ro5" style:family="table-row">
      <style:table-row-properties style:row-height="3.30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Standard_20_2" style:data-style-name="N0">
      <style:table-cell-properties fo:border-bottom="none" fo:background-color="transparent" fo:border-left="0.06pt solid #000000" fo:border-right="none" fo:border-top="0.06pt solid #000000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1" style:family="table-cell" style:parent-style-name="Standard_20_2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2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" style:family="table-cell" style:parent-style-name="Standard_20_2" style:data-style-name="N0">
      <style:table-cell-properties fo:background-color="transparent" style:vertical-align="automatic"/>
      <style:text-properties style:font-name="Liberation Sans2" style:font-name-asian="Liberation Sans2" style:font-name-complex="Liberation Sans2"/>
    </style:style>
    <style:style style:name="ce3" style:family="table-cell" style:parent-style-name="Standard_20_2" style:data-style-name="N0">
      <style:table-cell-properties fo:background-color="transparent" style:vertical-align="automatic"/>
      <style:text-properties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4" style:family="table-cell" style:parent-style-name="Standard_20_2" style:data-style-name="N0">
      <style:table-cell-properties fo:background-color="transparent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5" style:family="table-cell" style:parent-style-name="Standard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Liberation Sans2" style:font-name-asian="Liberation Sans2" style:font-name-complex="Liberation Sans2"/>
    </style:style>
    <style:style style:name="ce6" style:family="table-cell" style:parent-style-name="Standard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Liberation Sans2" style:font-name-asian="Liberation Sans2" style:font-name-complex="Liberation Sans2"/>
    </style:style>
    <style:style style:name="ce7" style:family="table-cell" style:parent-style-name="Standard_20_2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8" style:family="table-cell" style:parent-style-name="Standard_20_2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Liberation Sans2" style:font-name-asian="Liberation Sans2" style:font-name-complex="Liberation Sans2"/>
    </style:style>
    <style:style style:name="ce9" style:family="table-cell" style:parent-style-name="Standard_20_2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2" style:font-name-asian="Liberation Sans2" style:font-name-complex="Liberation Sans2"/>
    </style:style>
    <style:style style:name="ce28" style:family="table-cell" style:parent-style-name="Standard_20_2" style:data-style-name="N0">
      <style:table-cell-properties fo:background-color="transparent" style:vertical-align="automatic"/>
      <style:text-properties style:font-name="Liberation Sans2" style:font-name-asian="Liberation Sans2" style:font-name-complex="Liberation Sans2"/>
    </style:style>
    <style:style style:name="ce29" style:family="table-cell" style:parent-style-name="Standard_20_2" style:data-style-name="N0">
      <style:table-cell-properties fo:background-color="transparent" style:vertical-align="automatic"/>
      <style:text-properties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ce30" style:family="table-cell" style:parent-style-name="Standard_20_2" style:data-style-name="N0">
      <style:table-cell-properties fo:background-color="transparent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31" style:family="table-cell" style:parent-style-name="Standard_20_2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Liberation Sans2" style:font-name-asian="Liberation Sans2" style:font-name-complex="Liberation Sans2"/>
    </style:style>
    <style:style style:name="ce32" style:family="table-cell" style:parent-style-name="Standard_20_2" style:data-style-name="N0">
      <style:table-cell-properties fo:border-bottom="none" fo:background-color="transparent" fo:border-left="0.06pt solid #000000" fo:border-right="none" fo:border-top="0.06pt solid #000000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33" style:family="table-cell" style:parent-style-name="Standard_20_2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3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35" style:family="table-cell" style:parent-style-name="Standard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Liberation Sans2" style:font-name-asian="Liberation Sans2" style:font-name-complex="Liberation Sans2"/>
    </style:style>
    <style:style style:name="ce36" style:family="table-cell" style:parent-style-name="Standard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Liberation Sans2" style:font-name-asian="Liberation Sans2" style:font-name-complex="Liberation Sans2"/>
    </style:style>
    <style:style style:name="ce37" style:family="table-cell" style:parent-style-name="Standard_20_2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Liberation Sans2" style:font-name-asian="Liberation Sans2" style:font-name-complex="Liberation Sans2"/>
    </style:style>
    <style:style style:name="ce38" style:family="table-cell" style:parent-style-name="Default" style:data-style-name="N0">
      <style:table-cell-properties fo:background-color="transparent" style:vertical-align="automatic"/>
      <style:text-properties style:font-name="Liberation Sans2" style:font-name-asian="Liberation Sans2" style:font-name-complex="Liberation Sans2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" style:family="table-cell" style:parent-style-name="Default" style:data-style-name="N0"/>
    <style:style style:name="ce17" style:family="table-cell" style:parent-style-name="Default" style:data-style-name="N0"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rmationen" table:style-name="ta1">
        <table:table-column table:style-name="co1" table:number-columns-repeated="2" table:default-cell-style-name="ce28"/>
        <table:table-column table:style-name="co2" table:default-cell-style-name="ce28"/>
        <table:table-column table:style-name="co1" table:number-columns-repeated="61" table:default-cell-style-name="ce28"/>
        <table:table-column table:style-name="co3" table:default-cell-style-name="ce38"/>
        <table:table-column table:style-name="co4" table:number-columns-repeated="959" table:default-cell-style-name="ce38"/>
        <table:table-row table:style-name="ro1">
          <table:table-cell table:number-columns-repeated="1024"/>
        </table:table-row>
        <table:table-row table:style-name="ro2">
          <table:table-cell/>
          <table:table-cell table:style-name="ce29" office:value-type="string" calcext:value-type="string">
            <text:p>Testfall 09 – Validierung von Verschattungsmodelle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Hinwei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 table:number-columns-spanned="5" table:number-rows-spanned="1">
            <text:p>Bitte im Feld mit dem Titel "Informationen" sowohl den Bearbeiter als auch das verwendete Programm und die Versionsnummer eintragen. Zudem können erläuternde Notizen zur Modellierung oder Simulation eingetragen werden.</text:p>
            <text:p/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Informationen über Programm und Bearbeit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Bearbeiter:</text:p>
          </table:table-cell>
          <table:covered-table-cell/>
          <table:table-cell table:style-name="ce35" office:value-type="string" calcext:value-type="string">
            <text:p>XXX</text:p>
          </table:table-cell>
          <table:table-cell table:style-name="ce35"/>
          <table:table-cell table:style-name="ce36"/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Verwendetes Programm und Version:</text:p>
          </table:table-cell>
          <table:covered-table-cell/>
          <table:table-cell office:value-type="string" calcext:value-type="string">
            <text:p>XXX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>
            <text:p>Notizen:</text:p>
          </table:table-cell>
          <table:table-cell table:number-columns-repeated="3"/>
          <table:table-cell table:style-name="ce37"/>
          <table:table-cell table:number-columns-repeated="1018"/>
        </table:table-row>
        <table:table-row table:style-name="ro5">
          <table:table-cell/>
          <table:table-cell table:style-name="ce34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gebnisse_09_1_bis_09_6" table:style-name="ta2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6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[min]</text:p>
          </table:table-cell>
          <table:table-cell office:value-type="string" calcext:value-type="string">
            <text:p>Azimuth [Deg]</text:p>
          </table:table-cell>
          <table:table-cell office:value-type="string" calcext:value-type="string">
            <text:p>Altitude [Deg]</text:p>
          </table:table-cell>
          <table:table-cell table:style-name="ce13" office:value-type="string" calcext:value-type="string">
            <text:p>Var1.Sonnenlichtfaktor [-]</text:p>
          </table:table-cell>
          <table:table-cell table:style-name="ce13" office:value-type="string" calcext:value-type="string">
            <text:p>Var2.Sonnenlichtfaktor [-]</text:p>
          </table:table-cell>
          <table:table-cell table:style-name="ce13" office:value-type="string" calcext:value-type="string">
            <text:p>Var3.Sonnenlichtfaktor [-]</text:p>
          </table:table-cell>
          <table:table-cell table:style-name="ce13" office:value-type="string" calcext:value-type="string">
            <text:p>Var4.Sonnenlichtfaktor [-]</text:p>
          </table:table-cell>
          <table:table-cell table:style-name="ce13" office:value-type="string" calcext:value-type="string">
            <text:p>Var5.Sonnenlichtfaktor [-]</text:p>
          </table:table-cell>
          <table:table-cell table:style-name="ce13" office:value-type="string" calcext:value-type="string">
            <text:p>Var6.Sonnenlichtfaktor [-]</text:p>
          </table:table-cell>
          <table:table-cell table:number-columns-repeated="1014"/>
        </table:table-row>
        <table:table-row table:style-name="ro1">
          <table:table-cell table:style-name="ce14" office:value-type="date" office:date-value="2001-05-29" calcext:value-type="date">
            <text:p>29.05.2001 00:00</text:p>
          </table:table-cell>
          <table:table-cell office:value-type="float" office:value="213120" calcext:value-type="float">
            <text:p>2131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office:value-type="date" office:date-value="2001-05-29T00:10:00" calcext:value-type="date">
            <text:p>29.05.2001 00:10</text:p>
          </table:table-cell>
          <table:table-cell office:value-type="float" office:value="213130" calcext:value-type="float">
            <text:p>21313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office:value-type="date" office:date-value="2001-05-29T00:20:00" calcext:value-type="date">
            <text:p>29.05.2001 00:20</text:p>
          </table:table-cell>
          <table:table-cell office:value-type="float" office:value="213140" calcext:value-type="float">
            <text:p>2131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0:30:00" calcext:value-type="date">
            <text:p>29.05.2001 00:30</text:p>
          </table:table-cell>
          <table:table-cell office:value-type="float" office:value="213150" calcext:value-type="float">
            <text:p>2131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0:40:00" calcext:value-type="date">
            <text:p>29.05.2001 00:40</text:p>
          </table:table-cell>
          <table:table-cell office:value-type="float" office:value="213160" calcext:value-type="float">
            <text:p>2131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0:50:00" calcext:value-type="date">
            <text:p>29.05.2001 00:50</text:p>
          </table:table-cell>
          <table:table-cell office:value-type="float" office:value="213170" calcext:value-type="float">
            <text:p>2131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1:00:00" calcext:value-type="date">
            <text:p>29.05.2001 01:00</text:p>
          </table:table-cell>
          <table:table-cell office:value-type="float" office:value="213180" calcext:value-type="float">
            <text:p>2131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1:10:00" calcext:value-type="date">
            <text:p>29.05.2001 01:10</text:p>
          </table:table-cell>
          <table:table-cell office:value-type="float" office:value="213190" calcext:value-type="float">
            <text:p>2131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1:20:00" calcext:value-type="date">
            <text:p>29.05.2001 01:20</text:p>
          </table:table-cell>
          <table:table-cell office:value-type="float" office:value="213200" calcext:value-type="float">
            <text:p>2132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1:30:00" calcext:value-type="date">
            <text:p>29.05.2001 01:30</text:p>
          </table:table-cell>
          <table:table-cell office:value-type="float" office:value="213210" calcext:value-type="float">
            <text:p>2132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1:40:00" calcext:value-type="date">
            <text:p>29.05.2001 01:40</text:p>
          </table:table-cell>
          <table:table-cell office:value-type="float" office:value="213220" calcext:value-type="float">
            <text:p>2132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1:50:00" calcext:value-type="date">
            <text:p>29.05.2001 01:50</text:p>
          </table:table-cell>
          <table:table-cell office:value-type="float" office:value="213230" calcext:value-type="float">
            <text:p>2132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2:00:00" calcext:value-type="date">
            <text:p>29.05.2001 02:00</text:p>
          </table:table-cell>
          <table:table-cell office:value-type="float" office:value="213240" calcext:value-type="float">
            <text:p>2132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2:10:00" calcext:value-type="date">
            <text:p>29.05.2001 02:10</text:p>
          </table:table-cell>
          <table:table-cell office:value-type="float" office:value="213250" calcext:value-type="float">
            <text:p>2132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2:20:00" calcext:value-type="date">
            <text:p>29.05.2001 02:20</text:p>
          </table:table-cell>
          <table:table-cell office:value-type="float" office:value="213260" calcext:value-type="float">
            <text:p>2132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2:30:00" calcext:value-type="date">
            <text:p>29.05.2001 02:30</text:p>
          </table:table-cell>
          <table:table-cell office:value-type="float" office:value="213270" calcext:value-type="float">
            <text:p>2132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2:40:00" calcext:value-type="date">
            <text:p>29.05.2001 02:40</text:p>
          </table:table-cell>
          <table:table-cell office:value-type="float" office:value="213280" calcext:value-type="float">
            <text:p>2132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2:50:00" calcext:value-type="date">
            <text:p>29.05.2001 02:50</text:p>
          </table:table-cell>
          <table:table-cell office:value-type="float" office:value="213290" calcext:value-type="float">
            <text:p>2132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3:00:00" calcext:value-type="date">
            <text:p>29.05.2001 03:00</text:p>
          </table:table-cell>
          <table:table-cell office:value-type="float" office:value="213300" calcext:value-type="float">
            <text:p>2133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3:10:00" calcext:value-type="date">
            <text:p>29.05.2001 03:10</text:p>
          </table:table-cell>
          <table:table-cell office:value-type="float" office:value="213310" calcext:value-type="float">
            <text:p>2133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3:20:00" calcext:value-type="date">
            <text:p>29.05.2001 03:20</text:p>
          </table:table-cell>
          <table:table-cell office:value-type="float" office:value="213320" calcext:value-type="float">
            <text:p>2133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3:30:00" calcext:value-type="date">
            <text:p>29.05.2001 03:30</text:p>
          </table:table-cell>
          <table:table-cell office:value-type="float" office:value="213330" calcext:value-type="float">
            <text:p>2133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3:40:00" calcext:value-type="date">
            <text:p>29.05.2001 03:40</text:p>
          </table:table-cell>
          <table:table-cell office:value-type="float" office:value="213340" calcext:value-type="float">
            <text:p>2133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3:50:00" calcext:value-type="date">
            <text:p>29.05.2001 03:50</text:p>
          </table:table-cell>
          <table:table-cell office:value-type="float" office:value="213350" calcext:value-type="float">
            <text:p>2133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4:00:00" calcext:value-type="date">
            <text:p>29.05.2001 04:00</text:p>
          </table:table-cell>
          <table:table-cell office:value-type="float" office:value="213360" calcext:value-type="float">
            <text:p>2133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4:10:00" calcext:value-type="date">
            <text:p>29.05.2001 04:10</text:p>
          </table:table-cell>
          <table:table-cell office:value-type="float" office:value="213370" calcext:value-type="float">
            <text:p>2133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4:20:00" calcext:value-type="date">
            <text:p>29.05.2001 04:20</text:p>
          </table:table-cell>
          <table:table-cell office:value-type="float" office:value="213380" calcext:value-type="float">
            <text:p>2133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4:30:00" calcext:value-type="date">
            <text:p>29.05.2001 04:30</text:p>
          </table:table-cell>
          <table:table-cell office:value-type="float" office:value="213390" calcext:value-type="float">
            <text:p>2133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4:40:00" calcext:value-type="date">
            <text:p>29.05.2001 04:40</text:p>
          </table:table-cell>
          <table:table-cell office:value-type="float" office:value="213400" calcext:value-type="float">
            <text:p>2134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4:50:00" calcext:value-type="date">
            <text:p>29.05.2001 04:50</text:p>
          </table:table-cell>
          <table:table-cell office:value-type="float" office:value="213410" calcext:value-type="float">
            <text:p>2134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5:00:00" calcext:value-type="date">
            <text:p>29.05.2001 05:00</text:p>
          </table:table-cell>
          <table:table-cell office:value-type="float" office:value="213420" calcext:value-type="float">
            <text:p>2134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5:10:00" calcext:value-type="date">
            <text:p>29.05.2001 05:10</text:p>
          </table:table-cell>
          <table:table-cell office:value-type="float" office:value="213430" calcext:value-type="float">
            <text:p>2134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5:20:00" calcext:value-type="date">
            <text:p>29.05.2001 05:20</text:p>
          </table:table-cell>
          <table:table-cell office:value-type="float" office:value="213440" calcext:value-type="float">
            <text:p>2134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5:30:00" calcext:value-type="date">
            <text:p>29.05.2001 05:30</text:p>
          </table:table-cell>
          <table:table-cell office:value-type="float" office:value="213450" calcext:value-type="float">
            <text:p>2134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5:40:00" calcext:value-type="date">
            <text:p>29.05.2001 05:40</text:p>
          </table:table-cell>
          <table:table-cell office:value-type="float" office:value="213460" calcext:value-type="float">
            <text:p>2134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5:50:00" calcext:value-type="date">
            <text:p>29.05.2001 05:50</text:p>
          </table:table-cell>
          <table:table-cell office:value-type="float" office:value="213470" calcext:value-type="float">
            <text:p>2134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6:00:00" calcext:value-type="date">
            <text:p>29.05.2001 06:00</text:p>
          </table:table-cell>
          <table:table-cell office:value-type="float" office:value="213480" calcext:value-type="float">
            <text:p>2134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6:10:00" calcext:value-type="date">
            <text:p>29.05.2001 06:10</text:p>
          </table:table-cell>
          <table:table-cell office:value-type="float" office:value="213490" calcext:value-type="float">
            <text:p>2134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6:20:00" calcext:value-type="date">
            <text:p>29.05.2001 06:20</text:p>
          </table:table-cell>
          <table:table-cell office:value-type="float" office:value="213500" calcext:value-type="float">
            <text:p>2135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6:30:00" calcext:value-type="date">
            <text:p>29.05.2001 06:30</text:p>
          </table:table-cell>
          <table:table-cell office:value-type="float" office:value="213510" calcext:value-type="float">
            <text:p>2135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6:40:00" calcext:value-type="date">
            <text:p>29.05.2001 06:40</text:p>
          </table:table-cell>
          <table:table-cell office:value-type="float" office:value="213520" calcext:value-type="float">
            <text:p>2135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6:50:00" calcext:value-type="date">
            <text:p>29.05.2001 06:50</text:p>
          </table:table-cell>
          <table:table-cell office:value-type="float" office:value="213530" calcext:value-type="float">
            <text:p>2135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07:00:00" calcext:value-type="date">
            <text:p>29.05.2001 07:00</text:p>
          </table:table-cell>
          <table:table-cell table:style-name="ce16" office:value-type="float" office:value="213540" calcext:value-type="float">
            <text:p>21354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07:10:00" calcext:value-type="date">
            <text:p>29.05.2001 07:10</text:p>
          </table:table-cell>
          <table:table-cell office:value-type="float" office:value="213550" calcext:value-type="float">
            <text:p>2135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7:20:00" calcext:value-type="date">
            <text:p>29.05.2001 07:20</text:p>
          </table:table-cell>
          <table:table-cell office:value-type="float" office:value="213560" calcext:value-type="float">
            <text:p>2135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07:30:00" calcext:value-type="date">
            <text:p>29.05.2001 07:30</text:p>
          </table:table-cell>
          <table:table-cell table:style-name="ce16" office:value-type="float" office:value="213570" calcext:value-type="float">
            <text:p>21357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07:40:00" calcext:value-type="date">
            <text:p>29.05.2001 07:40</text:p>
          </table:table-cell>
          <table:table-cell office:value-type="float" office:value="213580" calcext:value-type="float">
            <text:p>2135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7:50:00" calcext:value-type="date">
            <text:p>29.05.2001 07:50</text:p>
          </table:table-cell>
          <table:table-cell office:value-type="float" office:value="213590" calcext:value-type="float">
            <text:p>2135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08:00:00" calcext:value-type="date">
            <text:p>29.05.2001 08:00</text:p>
          </table:table-cell>
          <table:table-cell table:style-name="ce16" office:value-type="float" office:value="213600" calcext:value-type="float">
            <text:p>21360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08:10:00" calcext:value-type="date">
            <text:p>29.05.2001 08:10</text:p>
          </table:table-cell>
          <table:table-cell office:value-type="float" office:value="213610" calcext:value-type="float">
            <text:p>2136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8:20:00" calcext:value-type="date">
            <text:p>29.05.2001 08:20</text:p>
          </table:table-cell>
          <table:table-cell office:value-type="float" office:value="213620" calcext:value-type="float">
            <text:p>2136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08:30:00" calcext:value-type="date">
            <text:p>29.05.2001 08:30</text:p>
          </table:table-cell>
          <table:table-cell table:style-name="ce16" office:value-type="float" office:value="213630" calcext:value-type="float">
            <text:p>21363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08:40:00" calcext:value-type="date">
            <text:p>29.05.2001 08:40</text:p>
          </table:table-cell>
          <table:table-cell office:value-type="float" office:value="213640" calcext:value-type="float">
            <text:p>2136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8:50:00" calcext:value-type="date">
            <text:p>29.05.2001 08:50</text:p>
          </table:table-cell>
          <table:table-cell office:value-type="float" office:value="213650" calcext:value-type="float">
            <text:p>2136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09:00:00" calcext:value-type="date">
            <text:p>29.05.2001 09:00</text:p>
          </table:table-cell>
          <table:table-cell table:style-name="ce16" office:value-type="float" office:value="213660" calcext:value-type="float">
            <text:p>21366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09:10:00" calcext:value-type="date">
            <text:p>29.05.2001 09:10</text:p>
          </table:table-cell>
          <table:table-cell office:value-type="float" office:value="213670" calcext:value-type="float">
            <text:p>2136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9:20:00" calcext:value-type="date">
            <text:p>29.05.2001 09:20</text:p>
          </table:table-cell>
          <table:table-cell office:value-type="float" office:value="213680" calcext:value-type="float">
            <text:p>2136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09:30:00" calcext:value-type="date">
            <text:p>29.05.2001 09:30</text:p>
          </table:table-cell>
          <table:table-cell table:style-name="ce16" office:value-type="float" office:value="213690" calcext:value-type="float">
            <text:p>21369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09:40:00" calcext:value-type="date">
            <text:p>29.05.2001 09:40</text:p>
          </table:table-cell>
          <table:table-cell office:value-type="float" office:value="213700" calcext:value-type="float">
            <text:p>2137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09:50:00" calcext:value-type="date">
            <text:p>29.05.2001 09:50</text:p>
          </table:table-cell>
          <table:table-cell office:value-type="float" office:value="213710" calcext:value-type="float">
            <text:p>2137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10:00:00" calcext:value-type="date">
            <text:p>29.05.2001 10:00</text:p>
          </table:table-cell>
          <table:table-cell table:style-name="ce16" office:value-type="float" office:value="213720" calcext:value-type="float">
            <text:p>21372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10:10:00" calcext:value-type="date">
            <text:p>29.05.2001 10:10</text:p>
          </table:table-cell>
          <table:table-cell office:value-type="float" office:value="213730" calcext:value-type="float">
            <text:p>2137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0:20:00" calcext:value-type="date">
            <text:p>29.05.2001 10:20</text:p>
          </table:table-cell>
          <table:table-cell office:value-type="float" office:value="213740" calcext:value-type="float">
            <text:p>2137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10:30:00" calcext:value-type="date">
            <text:p>29.05.2001 10:30</text:p>
          </table:table-cell>
          <table:table-cell table:style-name="ce16" office:value-type="float" office:value="213750" calcext:value-type="float">
            <text:p>21375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10:40:00" calcext:value-type="date">
            <text:p>29.05.2001 10:40</text:p>
          </table:table-cell>
          <table:table-cell office:value-type="float" office:value="213760" calcext:value-type="float">
            <text:p>2137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0:50:00" calcext:value-type="date">
            <text:p>29.05.2001 10:50</text:p>
          </table:table-cell>
          <table:table-cell office:value-type="float" office:value="213770" calcext:value-type="float">
            <text:p>2137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11:00:00" calcext:value-type="date">
            <text:p>29.05.2001 11:00</text:p>
          </table:table-cell>
          <table:table-cell table:style-name="ce16" office:value-type="float" office:value="213780" calcext:value-type="float">
            <text:p>21378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11:10:00" calcext:value-type="date">
            <text:p>29.05.2001 11:10</text:p>
          </table:table-cell>
          <table:table-cell office:value-type="float" office:value="213790" calcext:value-type="float">
            <text:p>2137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1:20:00" calcext:value-type="date">
            <text:p>29.05.2001 11:20</text:p>
          </table:table-cell>
          <table:table-cell office:value-type="float" office:value="213800" calcext:value-type="float">
            <text:p>2138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11:30:00" calcext:value-type="date">
            <text:p>29.05.2001 11:30</text:p>
          </table:table-cell>
          <table:table-cell table:style-name="ce16" office:value-type="float" office:value="213810" calcext:value-type="float">
            <text:p>21381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11:40:00" calcext:value-type="date">
            <text:p>29.05.2001 11:40</text:p>
          </table:table-cell>
          <table:table-cell office:value-type="float" office:value="213820" calcext:value-type="float">
            <text:p>2138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1:50:00" calcext:value-type="date">
            <text:p>29.05.2001 11:50</text:p>
          </table:table-cell>
          <table:table-cell office:value-type="float" office:value="213830" calcext:value-type="float">
            <text:p>2138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5" office:value-type="date" office:date-value="2001-05-29T12:00:00" calcext:value-type="date">
            <text:p>29.05.2001 12:00</text:p>
          </table:table-cell>
          <table:table-cell table:style-name="ce16" office:value-type="float" office:value="213840" calcext:value-type="float">
            <text:p>21384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14" office:value-type="date" office:date-value="2001-05-29T12:10:00" calcext:value-type="date">
            <text:p>29.05.2001 12:10</text:p>
          </table:table-cell>
          <table:table-cell office:value-type="float" office:value="213850" calcext:value-type="float">
            <text:p>2138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2:20:00" calcext:value-type="date">
            <text:p>29.05.2001 12:20</text:p>
          </table:table-cell>
          <table:table-cell office:value-type="float" office:value="213860" calcext:value-type="float">
            <text:p>2138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2:30:00" calcext:value-type="date">
            <text:p>29.05.2001 12:30</text:p>
          </table:table-cell>
          <table:table-cell office:value-type="float" office:value="213870" calcext:value-type="float">
            <text:p>2138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2:40:00" calcext:value-type="date">
            <text:p>29.05.2001 12:40</text:p>
          </table:table-cell>
          <table:table-cell office:value-type="float" office:value="213880" calcext:value-type="float">
            <text:p>2138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2:50:00" calcext:value-type="date">
            <text:p>29.05.2001 12:50</text:p>
          </table:table-cell>
          <table:table-cell office:value-type="float" office:value="213890" calcext:value-type="float">
            <text:p>2138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3:00:00" calcext:value-type="date">
            <text:p>29.05.2001 13:00</text:p>
          </table:table-cell>
          <table:table-cell office:value-type="float" office:value="213900" calcext:value-type="float">
            <text:p>2139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3:10:00" calcext:value-type="date">
            <text:p>29.05.2001 13:10</text:p>
          </table:table-cell>
          <table:table-cell office:value-type="float" office:value="213910" calcext:value-type="float">
            <text:p>2139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3:20:00" calcext:value-type="date">
            <text:p>29.05.2001 13:20</text:p>
          </table:table-cell>
          <table:table-cell office:value-type="float" office:value="213920" calcext:value-type="float">
            <text:p>2139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3:30:00" calcext:value-type="date">
            <text:p>29.05.2001 13:30</text:p>
          </table:table-cell>
          <table:table-cell office:value-type="float" office:value="213930" calcext:value-type="float">
            <text:p>2139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3:40:00" calcext:value-type="date">
            <text:p>29.05.2001 13:40</text:p>
          </table:table-cell>
          <table:table-cell office:value-type="float" office:value="213940" calcext:value-type="float">
            <text:p>2139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3:50:00" calcext:value-type="date">
            <text:p>29.05.2001 13:50</text:p>
          </table:table-cell>
          <table:table-cell office:value-type="float" office:value="213950" calcext:value-type="float">
            <text:p>2139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4:00:00" calcext:value-type="date">
            <text:p>29.05.2001 14:00</text:p>
          </table:table-cell>
          <table:table-cell office:value-type="float" office:value="213960" calcext:value-type="float">
            <text:p>2139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4:10:00" calcext:value-type="date">
            <text:p>29.05.2001 14:10</text:p>
          </table:table-cell>
          <table:table-cell office:value-type="float" office:value="213970" calcext:value-type="float">
            <text:p>2139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4:20:00" calcext:value-type="date">
            <text:p>29.05.2001 14:20</text:p>
          </table:table-cell>
          <table:table-cell office:value-type="float" office:value="213980" calcext:value-type="float">
            <text:p>2139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4:30:00" calcext:value-type="date">
            <text:p>29.05.2001 14:30</text:p>
          </table:table-cell>
          <table:table-cell office:value-type="float" office:value="213990" calcext:value-type="float">
            <text:p>2139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4:40:00" calcext:value-type="date">
            <text:p>29.05.2001 14:40</text:p>
          </table:table-cell>
          <table:table-cell office:value-type="float" office:value="214000" calcext:value-type="float">
            <text:p>2140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4:50:00" calcext:value-type="date">
            <text:p>29.05.2001 14:50</text:p>
          </table:table-cell>
          <table:table-cell office:value-type="float" office:value="214010" calcext:value-type="float">
            <text:p>2140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5:00:00" calcext:value-type="date">
            <text:p>29.05.2001 15:00</text:p>
          </table:table-cell>
          <table:table-cell office:value-type="float" office:value="214020" calcext:value-type="float">
            <text:p>2140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5:10:00" calcext:value-type="date">
            <text:p>29.05.2001 15:10</text:p>
          </table:table-cell>
          <table:table-cell office:value-type="float" office:value="214030" calcext:value-type="float">
            <text:p>2140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5:20:00" calcext:value-type="date">
            <text:p>29.05.2001 15:20</text:p>
          </table:table-cell>
          <table:table-cell office:value-type="float" office:value="214040" calcext:value-type="float">
            <text:p>2140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5:30:00" calcext:value-type="date">
            <text:p>29.05.2001 15:30</text:p>
          </table:table-cell>
          <table:table-cell office:value-type="float" office:value="214050" calcext:value-type="float">
            <text:p>2140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5:40:00" calcext:value-type="date">
            <text:p>29.05.2001 15:40</text:p>
          </table:table-cell>
          <table:table-cell office:value-type="float" office:value="214060" calcext:value-type="float">
            <text:p>2140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5:50:00" calcext:value-type="date">
            <text:p>29.05.2001 15:50</text:p>
          </table:table-cell>
          <table:table-cell office:value-type="float" office:value="214070" calcext:value-type="float">
            <text:p>2140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6:00:00" calcext:value-type="date">
            <text:p>29.05.2001 16:00</text:p>
          </table:table-cell>
          <table:table-cell office:value-type="float" office:value="214080" calcext:value-type="float">
            <text:p>2140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6:10:00" calcext:value-type="date">
            <text:p>29.05.2001 16:10</text:p>
          </table:table-cell>
          <table:table-cell office:value-type="float" office:value="214090" calcext:value-type="float">
            <text:p>2140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6:20:00" calcext:value-type="date">
            <text:p>29.05.2001 16:20</text:p>
          </table:table-cell>
          <table:table-cell office:value-type="float" office:value="214100" calcext:value-type="float">
            <text:p>2141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6:30:00" calcext:value-type="date">
            <text:p>29.05.2001 16:30</text:p>
          </table:table-cell>
          <table:table-cell office:value-type="float" office:value="214110" calcext:value-type="float">
            <text:p>2141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6:40:00" calcext:value-type="date">
            <text:p>29.05.2001 16:40</text:p>
          </table:table-cell>
          <table:table-cell office:value-type="float" office:value="214120" calcext:value-type="float">
            <text:p>2141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6:50:00" calcext:value-type="date">
            <text:p>29.05.2001 16:50</text:p>
          </table:table-cell>
          <table:table-cell office:value-type="float" office:value="214130" calcext:value-type="float">
            <text:p>2141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7:00:00" calcext:value-type="date">
            <text:p>29.05.2001 17:00</text:p>
          </table:table-cell>
          <table:table-cell office:value-type="float" office:value="214140" calcext:value-type="float">
            <text:p>2141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7:10:00" calcext:value-type="date">
            <text:p>29.05.2001 17:10</text:p>
          </table:table-cell>
          <table:table-cell office:value-type="float" office:value="214150" calcext:value-type="float">
            <text:p>2141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7:20:00" calcext:value-type="date">
            <text:p>29.05.2001 17:20</text:p>
          </table:table-cell>
          <table:table-cell office:value-type="float" office:value="214160" calcext:value-type="float">
            <text:p>2141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7:30:00" calcext:value-type="date">
            <text:p>29.05.2001 17:30</text:p>
          </table:table-cell>
          <table:table-cell office:value-type="float" office:value="214170" calcext:value-type="float">
            <text:p>2141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7:40:00" calcext:value-type="date">
            <text:p>29.05.2001 17:40</text:p>
          </table:table-cell>
          <table:table-cell office:value-type="float" office:value="214180" calcext:value-type="float">
            <text:p>2141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7:50:00" calcext:value-type="date">
            <text:p>29.05.2001 17:50</text:p>
          </table:table-cell>
          <table:table-cell office:value-type="float" office:value="214190" calcext:value-type="float">
            <text:p>2141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8:00:00" calcext:value-type="date">
            <text:p>29.05.2001 18:00</text:p>
          </table:table-cell>
          <table:table-cell office:value-type="float" office:value="214200" calcext:value-type="float">
            <text:p>2142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8:10:00" calcext:value-type="date">
            <text:p>29.05.2001 18:10</text:p>
          </table:table-cell>
          <table:table-cell office:value-type="float" office:value="214210" calcext:value-type="float">
            <text:p>2142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8:20:00" calcext:value-type="date">
            <text:p>29.05.2001 18:20</text:p>
          </table:table-cell>
          <table:table-cell office:value-type="float" office:value="214220" calcext:value-type="float">
            <text:p>2142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8:30:00" calcext:value-type="date">
            <text:p>29.05.2001 18:30</text:p>
          </table:table-cell>
          <table:table-cell office:value-type="float" office:value="214230" calcext:value-type="float">
            <text:p>2142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8:40:00" calcext:value-type="date">
            <text:p>29.05.2001 18:40</text:p>
          </table:table-cell>
          <table:table-cell office:value-type="float" office:value="214240" calcext:value-type="float">
            <text:p>2142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8:50:00" calcext:value-type="date">
            <text:p>29.05.2001 18:50</text:p>
          </table:table-cell>
          <table:table-cell office:value-type="float" office:value="214250" calcext:value-type="float">
            <text:p>2142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9:00:00" calcext:value-type="date">
            <text:p>29.05.2001 19:00</text:p>
          </table:table-cell>
          <table:table-cell office:value-type="float" office:value="214260" calcext:value-type="float">
            <text:p>2142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9:10:00" calcext:value-type="date">
            <text:p>29.05.2001 19:10</text:p>
          </table:table-cell>
          <table:table-cell office:value-type="float" office:value="214270" calcext:value-type="float">
            <text:p>2142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9:20:00" calcext:value-type="date">
            <text:p>29.05.2001 19:20</text:p>
          </table:table-cell>
          <table:table-cell office:value-type="float" office:value="214280" calcext:value-type="float">
            <text:p>2142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9:30:00" calcext:value-type="date">
            <text:p>29.05.2001 19:30</text:p>
          </table:table-cell>
          <table:table-cell office:value-type="float" office:value="214290" calcext:value-type="float">
            <text:p>2142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9:40:00" calcext:value-type="date">
            <text:p>29.05.2001 19:40</text:p>
          </table:table-cell>
          <table:table-cell office:value-type="float" office:value="214300" calcext:value-type="float">
            <text:p>2143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19:50:00" calcext:value-type="date">
            <text:p>29.05.2001 19:50</text:p>
          </table:table-cell>
          <table:table-cell office:value-type="float" office:value="214310" calcext:value-type="float">
            <text:p>2143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0:00:00" calcext:value-type="date">
            <text:p>29.05.2001 20:00</text:p>
          </table:table-cell>
          <table:table-cell office:value-type="float" office:value="214320" calcext:value-type="float">
            <text:p>2143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0:10:00" calcext:value-type="date">
            <text:p>29.05.2001 20:10</text:p>
          </table:table-cell>
          <table:table-cell office:value-type="float" office:value="214330" calcext:value-type="float">
            <text:p>2143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0:20:00" calcext:value-type="date">
            <text:p>29.05.2001 20:20</text:p>
          </table:table-cell>
          <table:table-cell office:value-type="float" office:value="214340" calcext:value-type="float">
            <text:p>2143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0:30:00" calcext:value-type="date">
            <text:p>29.05.2001 20:30</text:p>
          </table:table-cell>
          <table:table-cell office:value-type="float" office:value="214350" calcext:value-type="float">
            <text:p>2143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0:40:00" calcext:value-type="date">
            <text:p>29.05.2001 20:40</text:p>
          </table:table-cell>
          <table:table-cell office:value-type="float" office:value="214360" calcext:value-type="float">
            <text:p>2143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0:50:00" calcext:value-type="date">
            <text:p>29.05.2001 20:50</text:p>
          </table:table-cell>
          <table:table-cell office:value-type="float" office:value="214370" calcext:value-type="float">
            <text:p>2143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1:00:00" calcext:value-type="date">
            <text:p>29.05.2001 21:00</text:p>
          </table:table-cell>
          <table:table-cell office:value-type="float" office:value="214380" calcext:value-type="float">
            <text:p>2143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1:10:00" calcext:value-type="date">
            <text:p>29.05.2001 21:10</text:p>
          </table:table-cell>
          <table:table-cell office:value-type="float" office:value="214390" calcext:value-type="float">
            <text:p>2143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1:20:00" calcext:value-type="date">
            <text:p>29.05.2001 21:20</text:p>
          </table:table-cell>
          <table:table-cell office:value-type="float" office:value="214400" calcext:value-type="float">
            <text:p>2144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1:30:00" calcext:value-type="date">
            <text:p>29.05.2001 21:30</text:p>
          </table:table-cell>
          <table:table-cell office:value-type="float" office:value="214410" calcext:value-type="float">
            <text:p>2144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1:40:00" calcext:value-type="date">
            <text:p>29.05.2001 21:40</text:p>
          </table:table-cell>
          <table:table-cell office:value-type="float" office:value="214420" calcext:value-type="float">
            <text:p>2144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1:50:00" calcext:value-type="date">
            <text:p>29.05.2001 21:50</text:p>
          </table:table-cell>
          <table:table-cell office:value-type="float" office:value="214430" calcext:value-type="float">
            <text:p>2144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2:00:00" calcext:value-type="date">
            <text:p>29.05.2001 22:00</text:p>
          </table:table-cell>
          <table:table-cell office:value-type="float" office:value="214440" calcext:value-type="float">
            <text:p>2144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2:10:00" calcext:value-type="date">
            <text:p>29.05.2001 22:10</text:p>
          </table:table-cell>
          <table:table-cell office:value-type="float" office:value="214450" calcext:value-type="float">
            <text:p>2144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2:20:00" calcext:value-type="date">
            <text:p>29.05.2001 22:20</text:p>
          </table:table-cell>
          <table:table-cell office:value-type="float" office:value="214460" calcext:value-type="float">
            <text:p>2144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2:30:00" calcext:value-type="date">
            <text:p>29.05.2001 22:30</text:p>
          </table:table-cell>
          <table:table-cell office:value-type="float" office:value="214470" calcext:value-type="float">
            <text:p>2144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2:40:00" calcext:value-type="date">
            <text:p>29.05.2001 22:40</text:p>
          </table:table-cell>
          <table:table-cell office:value-type="float" office:value="214480" calcext:value-type="float">
            <text:p>2144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2:50:00" calcext:value-type="date">
            <text:p>29.05.2001 22:50</text:p>
          </table:table-cell>
          <table:table-cell office:value-type="float" office:value="214490" calcext:value-type="float">
            <text:p>2144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3:00:00" calcext:value-type="date">
            <text:p>29.05.2001 23:00</text:p>
          </table:table-cell>
          <table:table-cell office:value-type="float" office:value="214500" calcext:value-type="float">
            <text:p>2145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3:10:00" calcext:value-type="date">
            <text:p>29.05.2001 23:10</text:p>
          </table:table-cell>
          <table:table-cell office:value-type="float" office:value="214510" calcext:value-type="float">
            <text:p>2145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3:20:00" calcext:value-type="date">
            <text:p>29.05.2001 23:20</text:p>
          </table:table-cell>
          <table:table-cell office:value-type="float" office:value="214520" calcext:value-type="float">
            <text:p>2145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3:30:00" calcext:value-type="date">
            <text:p>29.05.2001 23:30</text:p>
          </table:table-cell>
          <table:table-cell office:value-type="float" office:value="214530" calcext:value-type="float">
            <text:p>2145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3:40:00" calcext:value-type="date">
            <text:p>29.05.2001 23:40</text:p>
          </table:table-cell>
          <table:table-cell office:value-type="float" office:value="214540" calcext:value-type="float">
            <text:p>2145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5-29T23:50:00" calcext:value-type="date">
            <text:p>29.05.2001 23:50</text:p>
          </table:table-cell>
          <table:table-cell office:value-type="float" office:value="214550" calcext:value-type="float">
            <text:p>214550</text:p>
          </table:table-cell>
          <table:table-cell/>
          <table:table-cell table:style-name="ce14"/>
          <table:table-cell table:number-columns-repeated="1020"/>
        </table:table-row>
        <table:table-row table:style-name="ro1" table:number-rows-repeated="276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29">
          <table:table-cell table:style-name="ce14"/>
          <table:table-cell table:number-columns-repeated="1023"/>
        </table:table-row>
        <table:table-row table:style-name="ro1">
          <table:table-cell table:style-name="ce15"/>
          <table:table-cell table:style-name="ce16" table:number-columns-repeated="3"/>
          <table:table-cell table:style-name="ce17" table:number-columns-repeated="1020"/>
        </table:table-row>
        <table:table-row table:style-name="ro1" table:number-rows-repeated="719">
          <table:table-cell table:style-name="ce14"/>
          <table:table-cell table:number-columns-repeated="1023"/>
        </table:table-row>
        <table:table-row table:style-name="ro1" table:number-rows-repeated="10471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gebnisse_09_7" table:style-name="ta2">
        <table:table-column table:style-name="co5" table:default-cell-style-name="ce13"/>
        <table:table-column table:style-name="co6" table:default-cell-style-name="ce13"/>
        <table:table-column table:style-name="co10" table:number-columns-repeated="2" table:default-cell-style-name="ce13"/>
        <table:table-column table:style-name="co9" table:number-columns-repeated="6" table:default-cell-style-name="ce1"/>
        <table:table-column table:style-name="co4" table:number-columns-repeated="101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[h]</text:p>
          </table:table-cell>
          <table:table-cell office:value-type="string" calcext:value-type="string">
            <text:p>Azimuth [Deg]</text:p>
          </table:table-cell>
          <table:table-cell office:value-type="string" calcext:value-type="string">
            <text:p>Altitude [Deg]</text:p>
          </table:table-cell>
          <table:table-cell table:style-name="ce13" office:value-type="string" calcext:value-type="string">
            <text:p>Var7.Sonnenlichtfaktor [-]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style-name="ce14" office:value-type="date" office:date-value="2001-06-01" calcext:value-type="date">
            <text:p>01.06.2001 00:00</text:p>
          </table:table-cell>
          <table:table-cell office:value-type="float" office:value="3624" calcext:value-type="float">
            <text:p>3624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office:value-type="date" office:date-value="2001-06-01T01:00:00" calcext:value-type="date">
            <text:p>01.06.2001 01:00</text:p>
          </table:table-cell>
          <table:table-cell office:value-type="float" office:value="3625" calcext:value-type="float">
            <text:p>3625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office:value-type="date" office:date-value="2001-06-01T02:00:00" calcext:value-type="date">
            <text:p>01.06.2001 02:00</text:p>
          </table:table-cell>
          <table:table-cell office:value-type="float" office:value="3626" calcext:value-type="float">
            <text:p>36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3:00:00" calcext:value-type="date">
            <text:p>01.06.2001 03:00</text:p>
          </table:table-cell>
          <table:table-cell office:value-type="float" office:value="3627" calcext:value-type="float">
            <text:p>36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4:00:00" calcext:value-type="date">
            <text:p>01.06.2001 04:00</text:p>
          </table:table-cell>
          <table:table-cell office:value-type="float" office:value="3628" calcext:value-type="float">
            <text:p>36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5:00:00" calcext:value-type="date">
            <text:p>01.06.2001 05:00</text:p>
          </table:table-cell>
          <table:table-cell office:value-type="float" office:value="3629" calcext:value-type="float">
            <text:p>36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6:00:00" calcext:value-type="date">
            <text:p>01.06.2001 06:00</text:p>
          </table:table-cell>
          <table:table-cell office:value-type="float" office:value="3630" calcext:value-type="float">
            <text:p>36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7:00:00" calcext:value-type="date">
            <text:p>01.06.2001 07:00</text:p>
          </table:table-cell>
          <table:table-cell office:value-type="float" office:value="3631" calcext:value-type="float">
            <text:p>36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8:00:00" calcext:value-type="date">
            <text:p>01.06.2001 08:00</text:p>
          </table:table-cell>
          <table:table-cell office:value-type="float" office:value="3632" calcext:value-type="float">
            <text:p>36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09:00:00" calcext:value-type="date">
            <text:p>01.06.2001 09:00</text:p>
          </table:table-cell>
          <table:table-cell office:value-type="float" office:value="3633" calcext:value-type="float">
            <text:p>36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0:00:00" calcext:value-type="date">
            <text:p>01.06.2001 10:00</text:p>
          </table:table-cell>
          <table:table-cell office:value-type="float" office:value="3634" calcext:value-type="float">
            <text:p>36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1:00:00" calcext:value-type="date">
            <text:p>01.06.2001 11:00</text:p>
          </table:table-cell>
          <table:table-cell office:value-type="float" office:value="3635" calcext:value-type="float">
            <text:p>36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2:00:00" calcext:value-type="date">
            <text:p>01.06.2001 12:00</text:p>
          </table:table-cell>
          <table:table-cell office:value-type="float" office:value="3636" calcext:value-type="float">
            <text:p>36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3:00:00" calcext:value-type="date">
            <text:p>01.06.2001 13:00</text:p>
          </table:table-cell>
          <table:table-cell office:value-type="float" office:value="3637" calcext:value-type="float">
            <text:p>36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4:00:00" calcext:value-type="date">
            <text:p>01.06.2001 14:00</text:p>
          </table:table-cell>
          <table:table-cell office:value-type="float" office:value="3638" calcext:value-type="float">
            <text:p>36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5:00:00" calcext:value-type="date">
            <text:p>01.06.2001 15:00</text:p>
          </table:table-cell>
          <table:table-cell office:value-type="float" office:value="3639" calcext:value-type="float">
            <text:p>36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6:00:00" calcext:value-type="date">
            <text:p>01.06.2001 16:00</text:p>
          </table:table-cell>
          <table:table-cell office:value-type="float" office:value="3640" calcext:value-type="float">
            <text:p>36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7:00:00" calcext:value-type="date">
            <text:p>01.06.2001 17:00</text:p>
          </table:table-cell>
          <table:table-cell office:value-type="float" office:value="3641" calcext:value-type="float">
            <text:p>36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8:00:00" calcext:value-type="date">
            <text:p>01.06.2001 18:00</text:p>
          </table:table-cell>
          <table:table-cell office:value-type="float" office:value="3642" calcext:value-type="float">
            <text:p>36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19:00:00" calcext:value-type="date">
            <text:p>01.06.2001 19:00</text:p>
          </table:table-cell>
          <table:table-cell office:value-type="float" office:value="3643" calcext:value-type="float">
            <text:p>36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20:00:00" calcext:value-type="date">
            <text:p>01.06.2001 20:00</text:p>
          </table:table-cell>
          <table:table-cell office:value-type="float" office:value="3644" calcext:value-type="float">
            <text:p>364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21:00:00" calcext:value-type="date">
            <text:p>01.06.2001 21:00</text:p>
          </table:table-cell>
          <table:table-cell office:value-type="float" office:value="3645" calcext:value-type="float">
            <text:p>36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22:00:00" calcext:value-type="date">
            <text:p>01.06.2001 22:00</text:p>
          </table:table-cell>
          <table:table-cell office:value-type="float" office:value="3646" calcext:value-type="float">
            <text:p>36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1T23:00:00" calcext:value-type="date">
            <text:p>01.06.2001 23:00</text:p>
          </table:table-cell>
          <table:table-cell office:value-type="float" office:value="3647" calcext:value-type="float">
            <text:p>36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" calcext:value-type="date">
            <text:p>02.06.2001 00:00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1:00:00" calcext:value-type="date">
            <text:p>02.06.2001 01:00</text:p>
          </table:table-cell>
          <table:table-cell office:value-type="float" office:value="3649" calcext:value-type="float">
            <text:p>36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2:00:00" calcext:value-type="date">
            <text:p>02.06.2001 02:00</text:p>
          </table:table-cell>
          <table:table-cell office:value-type="float" office:value="3650" calcext:value-type="float">
            <text:p>36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3:00:00" calcext:value-type="date">
            <text:p>02.06.2001 03:00</text:p>
          </table:table-cell>
          <table:table-cell office:value-type="float" office:value="3651" calcext:value-type="float">
            <text:p>36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4:00:00" calcext:value-type="date">
            <text:p>02.06.2001 04:00</text:p>
          </table:table-cell>
          <table:table-cell office:value-type="float" office:value="3652" calcext:value-type="float">
            <text:p>36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5:00:00" calcext:value-type="date">
            <text:p>02.06.2001 05:00</text:p>
          </table:table-cell>
          <table:table-cell office:value-type="float" office:value="3653" calcext:value-type="float">
            <text:p>36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6:00:00" calcext:value-type="date">
            <text:p>02.06.2001 06:00</text:p>
          </table:table-cell>
          <table:table-cell office:value-type="float" office:value="3654" calcext:value-type="float">
            <text:p>365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7:00:00" calcext:value-type="date">
            <text:p>02.06.2001 07:00</text:p>
          </table:table-cell>
          <table:table-cell office:value-type="float" office:value="3655" calcext:value-type="float">
            <text:p>36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8:00:00" calcext:value-type="date">
            <text:p>02.06.2001 08:00</text:p>
          </table:table-cell>
          <table:table-cell office:value-type="float" office:value="3656" calcext:value-type="float">
            <text:p>36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09:00:00" calcext:value-type="date">
            <text:p>02.06.2001 09:00</text:p>
          </table:table-cell>
          <table:table-cell office:value-type="float" office:value="3657" calcext:value-type="float">
            <text:p>36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0:00:00" calcext:value-type="date">
            <text:p>02.06.2001 10:00</text:p>
          </table:table-cell>
          <table:table-cell office:value-type="float" office:value="3658" calcext:value-type="float">
            <text:p>36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1:00:00" calcext:value-type="date">
            <text:p>02.06.2001 11:00</text:p>
          </table:table-cell>
          <table:table-cell office:value-type="float" office:value="3659" calcext:value-type="float">
            <text:p>36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2:00:00" calcext:value-type="date">
            <text:p>02.06.2001 12:00</text:p>
          </table:table-cell>
          <table:table-cell office:value-type="float" office:value="3660" calcext:value-type="float">
            <text:p>36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3:00:00" calcext:value-type="date">
            <text:p>02.06.2001 13:00</text:p>
          </table:table-cell>
          <table:table-cell office:value-type="float" office:value="3661" calcext:value-type="float">
            <text:p>36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4:00:00" calcext:value-type="date">
            <text:p>02.06.2001 14:00</text:p>
          </table:table-cell>
          <table:table-cell office:value-type="float" office:value="3662" calcext:value-type="float">
            <text:p>36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5:00:00" calcext:value-type="date">
            <text:p>02.06.2001 15:00</text:p>
          </table:table-cell>
          <table:table-cell office:value-type="float" office:value="3663" calcext:value-type="float">
            <text:p>36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6:00:00" calcext:value-type="date">
            <text:p>02.06.2001 16:00</text:p>
          </table:table-cell>
          <table:table-cell office:value-type="float" office:value="3664" calcext:value-type="float">
            <text:p>366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7:00:00" calcext:value-type="date">
            <text:p>02.06.2001 17:00</text:p>
          </table:table-cell>
          <table:table-cell office:value-type="float" office:value="3665" calcext:value-type="float">
            <text:p>36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18:00:00" calcext:value-type="date">
            <text:p>02.06.2001 18:00</text:p>
          </table:table-cell>
          <table:table-cell office:value-type="float" office:value="3666" calcext:value-type="float">
            <text:p>3666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2T19:00:00" calcext:value-type="date">
            <text:p>02.06.2001 19:00</text:p>
          </table:table-cell>
          <table:table-cell office:value-type="float" office:value="3667" calcext:value-type="float">
            <text:p>36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20:00:00" calcext:value-type="date">
            <text:p>02.06.2001 20:00</text:p>
          </table:table-cell>
          <table:table-cell office:value-type="float" office:value="3668" calcext:value-type="float">
            <text:p>36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21:00:00" calcext:value-type="date">
            <text:p>02.06.2001 21:00</text:p>
          </table:table-cell>
          <table:table-cell office:value-type="float" office:value="3669" calcext:value-type="float">
            <text:p>3669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2T22:00:00" calcext:value-type="date">
            <text:p>02.06.2001 22:00</text:p>
          </table:table-cell>
          <table:table-cell office:value-type="float" office:value="3670" calcext:value-type="float">
            <text:p>36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2T23:00:00" calcext:value-type="date">
            <text:p>02.06.2001 23:00</text:p>
          </table:table-cell>
          <table:table-cell office:value-type="float" office:value="3671" calcext:value-type="float">
            <text:p>36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" calcext:value-type="date">
            <text:p>03.06.2001 00:00</text:p>
          </table:table-cell>
          <table:table-cell office:value-type="float" office:value="3672" calcext:value-type="float">
            <text:p>3672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01:00:00" calcext:value-type="date">
            <text:p>03.06.2001 01:00</text:p>
          </table:table-cell>
          <table:table-cell office:value-type="float" office:value="3673" calcext:value-type="float">
            <text:p>36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02:00:00" calcext:value-type="date">
            <text:p>03.06.2001 02:00</text:p>
          </table:table-cell>
          <table:table-cell office:value-type="float" office:value="3674" calcext:value-type="float">
            <text:p>367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03:00:00" calcext:value-type="date">
            <text:p>03.06.2001 03:00</text:p>
          </table:table-cell>
          <table:table-cell office:value-type="float" office:value="3675" calcext:value-type="float">
            <text:p>3675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04:00:00" calcext:value-type="date">
            <text:p>03.06.2001 04:00</text:p>
          </table:table-cell>
          <table:table-cell office:value-type="float" office:value="3676" calcext:value-type="float">
            <text:p>36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05:00:00" calcext:value-type="date">
            <text:p>03.06.2001 05:00</text:p>
          </table:table-cell>
          <table:table-cell office:value-type="float" office:value="3677" calcext:value-type="float">
            <text:p>36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06:00:00" calcext:value-type="date">
            <text:p>03.06.2001 06:00</text:p>
          </table:table-cell>
          <table:table-cell office:value-type="float" office:value="3678" calcext:value-type="float">
            <text:p>3678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07:00:00" calcext:value-type="date">
            <text:p>03.06.2001 07:00</text:p>
          </table:table-cell>
          <table:table-cell office:value-type="float" office:value="3679" calcext:value-type="float">
            <text:p>36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08:00:00" calcext:value-type="date">
            <text:p>03.06.2001 08:00</text:p>
          </table:table-cell>
          <table:table-cell office:value-type="float" office:value="3680" calcext:value-type="float">
            <text:p>36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09:00:00" calcext:value-type="date">
            <text:p>03.06.2001 09:00</text:p>
          </table:table-cell>
          <table:table-cell office:value-type="float" office:value="3681" calcext:value-type="float">
            <text:p>3681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10:00:00" calcext:value-type="date">
            <text:p>03.06.2001 10:00</text:p>
          </table:table-cell>
          <table:table-cell office:value-type="float" office:value="3682" calcext:value-type="float">
            <text:p>36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11:00:00" calcext:value-type="date">
            <text:p>03.06.2001 11:00</text:p>
          </table:table-cell>
          <table:table-cell office:value-type="float" office:value="3683" calcext:value-type="float">
            <text:p>36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12:00:00" calcext:value-type="date">
            <text:p>03.06.2001 12:00</text:p>
          </table:table-cell>
          <table:table-cell office:value-type="float" office:value="3684" calcext:value-type="float">
            <text:p>3684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13:00:00" calcext:value-type="date">
            <text:p>03.06.2001 13:00</text:p>
          </table:table-cell>
          <table:table-cell office:value-type="float" office:value="3685" calcext:value-type="float">
            <text:p>36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14:00:00" calcext:value-type="date">
            <text:p>03.06.2001 14:00</text:p>
          </table:table-cell>
          <table:table-cell office:value-type="float" office:value="3686" calcext:value-type="float">
            <text:p>36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15:00:00" calcext:value-type="date">
            <text:p>03.06.2001 15:00</text:p>
          </table:table-cell>
          <table:table-cell office:value-type="float" office:value="3687" calcext:value-type="float">
            <text:p>3687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16:00:00" calcext:value-type="date">
            <text:p>03.06.2001 16:00</text:p>
          </table:table-cell>
          <table:table-cell office:value-type="float" office:value="3688" calcext:value-type="float">
            <text:p>36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17:00:00" calcext:value-type="date">
            <text:p>03.06.2001 17:00</text:p>
          </table:table-cell>
          <table:table-cell office:value-type="float" office:value="3689" calcext:value-type="float">
            <text:p>36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18:00:00" calcext:value-type="date">
            <text:p>03.06.2001 18:00</text:p>
          </table:table-cell>
          <table:table-cell office:value-type="float" office:value="3690" calcext:value-type="float">
            <text:p>3690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19:00:00" calcext:value-type="date">
            <text:p>03.06.2001 19:00</text:p>
          </table:table-cell>
          <table:table-cell office:value-type="float" office:value="3691" calcext:value-type="float">
            <text:p>36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20:00:00" calcext:value-type="date">
            <text:p>03.06.2001 20:00</text:p>
          </table:table-cell>
          <table:table-cell office:value-type="float" office:value="3692" calcext:value-type="float">
            <text:p>36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21:00:00" calcext:value-type="date">
            <text:p>03.06.2001 21:00</text:p>
          </table:table-cell>
          <table:table-cell office:value-type="float" office:value="3693" calcext:value-type="float">
            <text:p>3693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3T22:00:00" calcext:value-type="date">
            <text:p>03.06.2001 22:00</text:p>
          </table:table-cell>
          <table:table-cell office:value-type="float" office:value="3694" calcext:value-type="float">
            <text:p>369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3T23:00:00" calcext:value-type="date">
            <text:p>03.06.2001 23:00</text:p>
          </table:table-cell>
          <table:table-cell office:value-type="float" office:value="3695" calcext:value-type="float">
            <text:p>36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" calcext:value-type="date">
            <text:p>04.06.2001 00:00</text:p>
          </table:table-cell>
          <table:table-cell office:value-type="float" office:value="3696" calcext:value-type="float">
            <text:p>3696</text:p>
          </table:table-cell>
          <table:table-cell table:style-name="ce16"/>
          <table:table-cell table:style-name="ce15"/>
          <table:table-cell table:style-name="ce17" table:number-columns-repeated="3"/>
          <table:table-cell table:style-name="ce16" table:number-columns-repeated="1017"/>
        </table:table-row>
        <table:table-row table:style-name="ro1">
          <table:table-cell table:style-name="ce14" office:value-type="date" office:date-value="2001-06-04T01:00:00" calcext:value-type="date">
            <text:p>04.06.2001 01:00</text:p>
          </table:table-cell>
          <table:table-cell office:value-type="float" office:value="3697" calcext:value-type="float">
            <text:p>36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2:00:00" calcext:value-type="date">
            <text:p>04.06.2001 02:00</text:p>
          </table:table-cell>
          <table:table-cell office:value-type="float" office:value="3698" calcext:value-type="float">
            <text:p>36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3:00:00" calcext:value-type="date">
            <text:p>04.06.2001 03:00</text:p>
          </table:table-cell>
          <table:table-cell office:value-type="float" office:value="3699" calcext:value-type="float">
            <text:p>36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4:00:00" calcext:value-type="date">
            <text:p>04.06.2001 04:00</text:p>
          </table:table-cell>
          <table:table-cell office:value-type="float" office:value="3700" calcext:value-type="float">
            <text:p>37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5:00:00" calcext:value-type="date">
            <text:p>04.06.2001 05:00</text:p>
          </table:table-cell>
          <table:table-cell office:value-type="float" office:value="3701" calcext:value-type="float">
            <text:p>37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6:00:00" calcext:value-type="date">
            <text:p>04.06.2001 06:00</text:p>
          </table:table-cell>
          <table:table-cell office:value-type="float" office:value="3702" calcext:value-type="float">
            <text:p>37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7:00:00" calcext:value-type="date">
            <text:p>04.06.2001 07:00</text:p>
          </table:table-cell>
          <table:table-cell office:value-type="float" office:value="3703" calcext:value-type="float">
            <text:p>37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8:00:00" calcext:value-type="date">
            <text:p>04.06.2001 08:00</text:p>
          </table:table-cell>
          <table:table-cell office:value-type="float" office:value="3704" calcext:value-type="float">
            <text:p>370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09:00:00" calcext:value-type="date">
            <text:p>04.06.2001 09:00</text:p>
          </table:table-cell>
          <table:table-cell office:value-type="float" office:value="3705" calcext:value-type="float">
            <text:p>37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0:00:00" calcext:value-type="date">
            <text:p>04.06.2001 10:00</text:p>
          </table:table-cell>
          <table:table-cell office:value-type="float" office:value="3706" calcext:value-type="float">
            <text:p>37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1:00:00" calcext:value-type="date">
            <text:p>04.06.2001 11:00</text:p>
          </table:table-cell>
          <table:table-cell office:value-type="float" office:value="3707" calcext:value-type="float">
            <text:p>37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2:00:00" calcext:value-type="date">
            <text:p>04.06.2001 12:00</text:p>
          </table:table-cell>
          <table:table-cell office:value-type="float" office:value="3708" calcext:value-type="float">
            <text:p>37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3:00:00" calcext:value-type="date">
            <text:p>04.06.2001 13:00</text:p>
          </table:table-cell>
          <table:table-cell office:value-type="float" office:value="3709" calcext:value-type="float">
            <text:p>37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4:00:00" calcext:value-type="date">
            <text:p>04.06.2001 14:00</text:p>
          </table:table-cell>
          <table:table-cell office:value-type="float" office:value="3710" calcext:value-type="float">
            <text:p>37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5:00:00" calcext:value-type="date">
            <text:p>04.06.2001 15:00</text:p>
          </table:table-cell>
          <table:table-cell office:value-type="float" office:value="3711" calcext:value-type="float">
            <text:p>37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6:00:00" calcext:value-type="date">
            <text:p>04.06.2001 16:00</text:p>
          </table:table-cell>
          <table:table-cell office:value-type="float" office:value="3712" calcext:value-type="float">
            <text:p>37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7:00:00" calcext:value-type="date">
            <text:p>04.06.2001 17:00</text:p>
          </table:table-cell>
          <table:table-cell office:value-type="float" office:value="3713" calcext:value-type="float">
            <text:p>37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8:00:00" calcext:value-type="date">
            <text:p>04.06.2001 18:00</text:p>
          </table:table-cell>
          <table:table-cell office:value-type="float" office:value="3714" calcext:value-type="float">
            <text:p>371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19:00:00" calcext:value-type="date">
            <text:p>04.06.2001 19:00</text:p>
          </table:table-cell>
          <table:table-cell office:value-type="float" office:value="3715" calcext:value-type="float">
            <text:p>37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20:00:00" calcext:value-type="date">
            <text:p>04.06.2001 20:00</text:p>
          </table:table-cell>
          <table:table-cell office:value-type="float" office:value="3716" calcext:value-type="float">
            <text:p>37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21:00:00" calcext:value-type="date">
            <text:p>04.06.2001 21:00</text:p>
          </table:table-cell>
          <table:table-cell office:value-type="float" office:value="3717" calcext:value-type="float">
            <text:p>37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22:00:00" calcext:value-type="date">
            <text:p>04.06.2001 22:00</text:p>
          </table:table-cell>
          <table:table-cell office:value-type="float" office:value="3718" calcext:value-type="float">
            <text:p>37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4T23:00:00" calcext:value-type="date">
            <text:p>04.06.2001 23:00</text:p>
          </table:table-cell>
          <table:table-cell office:value-type="float" office:value="3719" calcext:value-type="float">
            <text:p>37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" calcext:value-type="date">
            <text:p>05.06.2001 00:00</text:p>
          </table:table-cell>
          <table:table-cell office:value-type="float" office:value="3720" calcext:value-type="float">
            <text:p>37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1:00:00" calcext:value-type="date">
            <text:p>05.06.2001 01:00</text:p>
          </table:table-cell>
          <table:table-cell office:value-type="float" office:value="3721" calcext:value-type="float">
            <text:p>37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2:00:00" calcext:value-type="date">
            <text:p>05.06.2001 02:00</text:p>
          </table:table-cell>
          <table:table-cell office:value-type="float" office:value="3722" calcext:value-type="float">
            <text:p>37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3:00:00" calcext:value-type="date">
            <text:p>05.06.2001 03:00</text:p>
          </table:table-cell>
          <table:table-cell office:value-type="float" office:value="3723" calcext:value-type="float">
            <text:p>37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4:00:00" calcext:value-type="date">
            <text:p>05.06.2001 04:00</text:p>
          </table:table-cell>
          <table:table-cell office:value-type="float" office:value="3724" calcext:value-type="float">
            <text:p>372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5:00:00" calcext:value-type="date">
            <text:p>05.06.2001 05:00</text:p>
          </table:table-cell>
          <table:table-cell office:value-type="float" office:value="3725" calcext:value-type="float">
            <text:p>37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6:00:00" calcext:value-type="date">
            <text:p>05.06.2001 06:00</text:p>
          </table:table-cell>
          <table:table-cell office:value-type="float" office:value="3726" calcext:value-type="float">
            <text:p>37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7:00:00" calcext:value-type="date">
            <text:p>05.06.2001 07:00</text:p>
          </table:table-cell>
          <table:table-cell office:value-type="float" office:value="3727" calcext:value-type="float">
            <text:p>37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8:00:00" calcext:value-type="date">
            <text:p>05.06.2001 08:00</text:p>
          </table:table-cell>
          <table:table-cell office:value-type="float" office:value="3728" calcext:value-type="float">
            <text:p>37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09:00:00" calcext:value-type="date">
            <text:p>05.06.2001 09:00</text:p>
          </table:table-cell>
          <table:table-cell office:value-type="float" office:value="3729" calcext:value-type="float">
            <text:p>37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0:00:00" calcext:value-type="date">
            <text:p>05.06.2001 10:00</text:p>
          </table:table-cell>
          <table:table-cell office:value-type="float" office:value="3730" calcext:value-type="float">
            <text:p>37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1:00:00" calcext:value-type="date">
            <text:p>05.06.2001 11:00</text:p>
          </table:table-cell>
          <table:table-cell office:value-type="float" office:value="3731" calcext:value-type="float">
            <text:p>37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2:00:00" calcext:value-type="date">
            <text:p>05.06.2001 12:00</text:p>
          </table:table-cell>
          <table:table-cell office:value-type="float" office:value="3732" calcext:value-type="float">
            <text:p>37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3:00:00" calcext:value-type="date">
            <text:p>05.06.2001 13:00</text:p>
          </table:table-cell>
          <table:table-cell office:value-type="float" office:value="3733" calcext:value-type="float">
            <text:p>37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4:00:00" calcext:value-type="date">
            <text:p>05.06.2001 14:00</text:p>
          </table:table-cell>
          <table:table-cell office:value-type="float" office:value="3734" calcext:value-type="float">
            <text:p>37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5:00:00" calcext:value-type="date">
            <text:p>05.06.2001 15:00</text:p>
          </table:table-cell>
          <table:table-cell office:value-type="float" office:value="3735" calcext:value-type="float">
            <text:p>37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6:00:00" calcext:value-type="date">
            <text:p>05.06.2001 16:00</text:p>
          </table:table-cell>
          <table:table-cell office:value-type="float" office:value="3736" calcext:value-type="float">
            <text:p>37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7:00:00" calcext:value-type="date">
            <text:p>05.06.2001 17:00</text:p>
          </table:table-cell>
          <table:table-cell office:value-type="float" office:value="3737" calcext:value-type="float">
            <text:p>37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8:00:00" calcext:value-type="date">
            <text:p>05.06.2001 18:00</text:p>
          </table:table-cell>
          <table:table-cell office:value-type="float" office:value="3738" calcext:value-type="float">
            <text:p>37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19:00:00" calcext:value-type="date">
            <text:p>05.06.2001 19:00</text:p>
          </table:table-cell>
          <table:table-cell office:value-type="float" office:value="3739" calcext:value-type="float">
            <text:p>37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20:00:00" calcext:value-type="date">
            <text:p>05.06.2001 20:00</text:p>
          </table:table-cell>
          <table:table-cell office:value-type="float" office:value="3740" calcext:value-type="float">
            <text:p>37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21:00:00" calcext:value-type="date">
            <text:p>05.06.2001 21:00</text:p>
          </table:table-cell>
          <table:table-cell office:value-type="float" office:value="3741" calcext:value-type="float">
            <text:p>37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22:00:00" calcext:value-type="date">
            <text:p>05.06.2001 22:00</text:p>
          </table:table-cell>
          <table:table-cell office:value-type="float" office:value="3742" calcext:value-type="float">
            <text:p>37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5T23:00:00" calcext:value-type="date">
            <text:p>05.06.2001 23:00</text:p>
          </table:table-cell>
          <table:table-cell office:value-type="float" office:value="3743" calcext:value-type="float">
            <text:p>37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" calcext:value-type="date">
            <text:p>06.06.2001 00:00</text:p>
          </table:table-cell>
          <table:table-cell office:value-type="float" office:value="3744" calcext:value-type="float">
            <text:p>374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1:00:00" calcext:value-type="date">
            <text:p>06.06.2001 01:00</text:p>
          </table:table-cell>
          <table:table-cell office:value-type="float" office:value="3745" calcext:value-type="float">
            <text:p>37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2:00:00" calcext:value-type="date">
            <text:p>06.06.2001 02:00</text:p>
          </table:table-cell>
          <table:table-cell office:value-type="float" office:value="3746" calcext:value-type="float">
            <text:p>37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3:00:00" calcext:value-type="date">
            <text:p>06.06.2001 03:00</text:p>
          </table:table-cell>
          <table:table-cell office:value-type="float" office:value="3747" calcext:value-type="float">
            <text:p>37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4:00:00" calcext:value-type="date">
            <text:p>06.06.2001 04:00</text:p>
          </table:table-cell>
          <table:table-cell office:value-type="float" office:value="3748" calcext:value-type="float">
            <text:p>37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5:00:00" calcext:value-type="date">
            <text:p>06.06.2001 05:00</text:p>
          </table:table-cell>
          <table:table-cell office:value-type="float" office:value="3749" calcext:value-type="float">
            <text:p>37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6:00:00" calcext:value-type="date">
            <text:p>06.06.2001 06:00</text:p>
          </table:table-cell>
          <table:table-cell office:value-type="float" office:value="3750" calcext:value-type="float">
            <text:p>37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7:00:00" calcext:value-type="date">
            <text:p>06.06.2001 07:00</text:p>
          </table:table-cell>
          <table:table-cell office:value-type="float" office:value="3751" calcext:value-type="float">
            <text:p>37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8:00:00" calcext:value-type="date">
            <text:p>06.06.2001 08:00</text:p>
          </table:table-cell>
          <table:table-cell office:value-type="float" office:value="3752" calcext:value-type="float">
            <text:p>37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09:00:00" calcext:value-type="date">
            <text:p>06.06.2001 09:00</text:p>
          </table:table-cell>
          <table:table-cell office:value-type="float" office:value="3753" calcext:value-type="float">
            <text:p>37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0:00:00" calcext:value-type="date">
            <text:p>06.06.2001 10:00</text:p>
          </table:table-cell>
          <table:table-cell office:value-type="float" office:value="3754" calcext:value-type="float">
            <text:p>375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1:00:00" calcext:value-type="date">
            <text:p>06.06.2001 11:00</text:p>
          </table:table-cell>
          <table:table-cell office:value-type="float" office:value="3755" calcext:value-type="float">
            <text:p>37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2:00:00" calcext:value-type="date">
            <text:p>06.06.2001 12:00</text:p>
          </table:table-cell>
          <table:table-cell office:value-type="float" office:value="3756" calcext:value-type="float">
            <text:p>37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3:00:00" calcext:value-type="date">
            <text:p>06.06.2001 13:00</text:p>
          </table:table-cell>
          <table:table-cell office:value-type="float" office:value="3757" calcext:value-type="float">
            <text:p>37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4:00:00" calcext:value-type="date">
            <text:p>06.06.2001 14:00</text:p>
          </table:table-cell>
          <table:table-cell office:value-type="float" office:value="3758" calcext:value-type="float">
            <text:p>37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5:00:00" calcext:value-type="date">
            <text:p>06.06.2001 15:00</text:p>
          </table:table-cell>
          <table:table-cell office:value-type="float" office:value="3759" calcext:value-type="float">
            <text:p>37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6:00:00" calcext:value-type="date">
            <text:p>06.06.2001 16:00</text:p>
          </table:table-cell>
          <table:table-cell office:value-type="float" office:value="3760" calcext:value-type="float">
            <text:p>37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7:00:00" calcext:value-type="date">
            <text:p>06.06.2001 17:00</text:p>
          </table:table-cell>
          <table:table-cell office:value-type="float" office:value="3761" calcext:value-type="float">
            <text:p>37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8:00:00" calcext:value-type="date">
            <text:p>06.06.2001 18:00</text:p>
          </table:table-cell>
          <table:table-cell office:value-type="float" office:value="3762" calcext:value-type="float">
            <text:p>37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19:00:00" calcext:value-type="date">
            <text:p>06.06.2001 19:00</text:p>
          </table:table-cell>
          <table:table-cell office:value-type="float" office:value="3763" calcext:value-type="float">
            <text:p>37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20:00:00" calcext:value-type="date">
            <text:p>06.06.2001 20:00</text:p>
          </table:table-cell>
          <table:table-cell office:value-type="float" office:value="3764" calcext:value-type="float">
            <text:p>376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21:00:00" calcext:value-type="date">
            <text:p>06.06.2001 21:00</text:p>
          </table:table-cell>
          <table:table-cell office:value-type="float" office:value="3765" calcext:value-type="float">
            <text:p>37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22:00:00" calcext:value-type="date">
            <text:p>06.06.2001 22:00</text:p>
          </table:table-cell>
          <table:table-cell office:value-type="float" office:value="3766" calcext:value-type="float">
            <text:p>376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6T23:00:00" calcext:value-type="date">
            <text:p>06.06.2001 23:00</text:p>
          </table:table-cell>
          <table:table-cell office:value-type="float" office:value="3767" calcext:value-type="float">
            <text:p>37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" calcext:value-type="date">
            <text:p>07.06.2001 00:00</text:p>
          </table:table-cell>
          <table:table-cell office:value-type="float" office:value="3768" calcext:value-type="float">
            <text:p>37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1:00:00" calcext:value-type="date">
            <text:p>07.06.2001 01:00</text:p>
          </table:table-cell>
          <table:table-cell office:value-type="float" office:value="3769" calcext:value-type="float">
            <text:p>376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2:00:00" calcext:value-type="date">
            <text:p>07.06.2001 02:00</text:p>
          </table:table-cell>
          <table:table-cell office:value-type="float" office:value="3770" calcext:value-type="float">
            <text:p>37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3:00:00" calcext:value-type="date">
            <text:p>07.06.2001 03:00</text:p>
          </table:table-cell>
          <table:table-cell office:value-type="float" office:value="3771" calcext:value-type="float">
            <text:p>37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4:00:00" calcext:value-type="date">
            <text:p>07.06.2001 04:00</text:p>
          </table:table-cell>
          <table:table-cell office:value-type="float" office:value="3772" calcext:value-type="float">
            <text:p>377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5:00:00" calcext:value-type="date">
            <text:p>07.06.2001 05:00</text:p>
          </table:table-cell>
          <table:table-cell office:value-type="float" office:value="3773" calcext:value-type="float">
            <text:p>37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6:00:00" calcext:value-type="date">
            <text:p>07.06.2001 06:00</text:p>
          </table:table-cell>
          <table:table-cell office:value-type="float" office:value="3774" calcext:value-type="float">
            <text:p>377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7:00:00" calcext:value-type="date">
            <text:p>07.06.2001 07:00</text:p>
          </table:table-cell>
          <table:table-cell office:value-type="float" office:value="3775" calcext:value-type="float">
            <text:p>377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8:00:00" calcext:value-type="date">
            <text:p>07.06.2001 08:00</text:p>
          </table:table-cell>
          <table:table-cell office:value-type="float" office:value="3776" calcext:value-type="float">
            <text:p>37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09:00:00" calcext:value-type="date">
            <text:p>07.06.2001 09:00</text:p>
          </table:table-cell>
          <table:table-cell office:value-type="float" office:value="3777" calcext:value-type="float">
            <text:p>37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0:00:00" calcext:value-type="date">
            <text:p>07.06.2001 10:00</text:p>
          </table:table-cell>
          <table:table-cell office:value-type="float" office:value="3778" calcext:value-type="float">
            <text:p>377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1:00:00" calcext:value-type="date">
            <text:p>07.06.2001 11:00</text:p>
          </table:table-cell>
          <table:table-cell office:value-type="float" office:value="3779" calcext:value-type="float">
            <text:p>37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2:00:00" calcext:value-type="date">
            <text:p>07.06.2001 12:00</text:p>
          </table:table-cell>
          <table:table-cell office:value-type="float" office:value="3780" calcext:value-type="float">
            <text:p>37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3:00:00" calcext:value-type="date">
            <text:p>07.06.2001 13:00</text:p>
          </table:table-cell>
          <table:table-cell office:value-type="float" office:value="3781" calcext:value-type="float">
            <text:p>378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4:00:00" calcext:value-type="date">
            <text:p>07.06.2001 14:00</text:p>
          </table:table-cell>
          <table:table-cell office:value-type="float" office:value="3782" calcext:value-type="float">
            <text:p>37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5:00:00" calcext:value-type="date">
            <text:p>07.06.2001 15:00</text:p>
          </table:table-cell>
          <table:table-cell office:value-type="float" office:value="3783" calcext:value-type="float">
            <text:p>37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6:00:00" calcext:value-type="date">
            <text:p>07.06.2001 16:00</text:p>
          </table:table-cell>
          <table:table-cell office:value-type="float" office:value="3784" calcext:value-type="float">
            <text:p>378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7:00:00" calcext:value-type="date">
            <text:p>07.06.2001 17:00</text:p>
          </table:table-cell>
          <table:table-cell office:value-type="float" office:value="3785" calcext:value-type="float">
            <text:p>37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8:00:00" calcext:value-type="date">
            <text:p>07.06.2001 18:00</text:p>
          </table:table-cell>
          <table:table-cell office:value-type="float" office:value="3786" calcext:value-type="float">
            <text:p>37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19:00:00" calcext:value-type="date">
            <text:p>07.06.2001 19:00</text:p>
          </table:table-cell>
          <table:table-cell office:value-type="float" office:value="3787" calcext:value-type="float">
            <text:p>378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20:00:00" calcext:value-type="date">
            <text:p>07.06.2001 20:00</text:p>
          </table:table-cell>
          <table:table-cell office:value-type="float" office:value="3788" calcext:value-type="float">
            <text:p>37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21:00:00" calcext:value-type="date">
            <text:p>07.06.2001 21:00</text:p>
          </table:table-cell>
          <table:table-cell office:value-type="float" office:value="3789" calcext:value-type="float">
            <text:p>37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22:00:00" calcext:value-type="date">
            <text:p>07.06.2001 22:00</text:p>
          </table:table-cell>
          <table:table-cell office:value-type="float" office:value="3790" calcext:value-type="float">
            <text:p>37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7T23:00:00" calcext:value-type="date">
            <text:p>07.06.2001 23:00</text:p>
          </table:table-cell>
          <table:table-cell office:value-type="float" office:value="3791" calcext:value-type="float">
            <text:p>37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" calcext:value-type="date">
            <text:p>08.06.2001 00:00</text:p>
          </table:table-cell>
          <table:table-cell office:value-type="float" office:value="3792" calcext:value-type="float">
            <text:p>37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1:00:00" calcext:value-type="date">
            <text:p>08.06.2001 01:00</text:p>
          </table:table-cell>
          <table:table-cell office:value-type="float" office:value="3793" calcext:value-type="float">
            <text:p>379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2:00:00" calcext:value-type="date">
            <text:p>08.06.2001 02:00</text:p>
          </table:table-cell>
          <table:table-cell office:value-type="float" office:value="3794" calcext:value-type="float">
            <text:p>379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3:00:00" calcext:value-type="date">
            <text:p>08.06.2001 03:00</text:p>
          </table:table-cell>
          <table:table-cell office:value-type="float" office:value="3795" calcext:value-type="float">
            <text:p>37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4:00:00" calcext:value-type="date">
            <text:p>08.06.2001 04:00</text:p>
          </table:table-cell>
          <table:table-cell office:value-type="float" office:value="3796" calcext:value-type="float">
            <text:p>379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5:00:00" calcext:value-type="date">
            <text:p>08.06.2001 05:00</text:p>
          </table:table-cell>
          <table:table-cell office:value-type="float" office:value="3797" calcext:value-type="float">
            <text:p>37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6:00:00" calcext:value-type="date">
            <text:p>08.06.2001 06:00</text:p>
          </table:table-cell>
          <table:table-cell office:value-type="float" office:value="3798" calcext:value-type="float">
            <text:p>37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7:00:00" calcext:value-type="date">
            <text:p>08.06.2001 07:00</text:p>
          </table:table-cell>
          <table:table-cell office:value-type="float" office:value="3799" calcext:value-type="float">
            <text:p>37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8:00:00" calcext:value-type="date">
            <text:p>08.06.2001 08:00</text:p>
          </table:table-cell>
          <table:table-cell office:value-type="float" office:value="3800" calcext:value-type="float">
            <text:p>38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09:00:00" calcext:value-type="date">
            <text:p>08.06.2001 09:00</text:p>
          </table:table-cell>
          <table:table-cell office:value-type="float" office:value="3801" calcext:value-type="float">
            <text:p>38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0:00:00" calcext:value-type="date">
            <text:p>08.06.2001 10:00</text:p>
          </table:table-cell>
          <table:table-cell office:value-type="float" office:value="3802" calcext:value-type="float">
            <text:p>38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1:00:00" calcext:value-type="date">
            <text:p>08.06.2001 11:00</text:p>
          </table:table-cell>
          <table:table-cell office:value-type="float" office:value="3803" calcext:value-type="float">
            <text:p>38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2:00:00" calcext:value-type="date">
            <text:p>08.06.2001 12:00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3:00:00" calcext:value-type="date">
            <text:p>08.06.2001 13:00</text:p>
          </table:table-cell>
          <table:table-cell office:value-type="float" office:value="3805" calcext:value-type="float">
            <text:p>38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4:00:00" calcext:value-type="date">
            <text:p>08.06.2001 14:00</text:p>
          </table:table-cell>
          <table:table-cell office:value-type="float" office:value="3806" calcext:value-type="float">
            <text:p>38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5:00:00" calcext:value-type="date">
            <text:p>08.06.2001 15:00</text:p>
          </table:table-cell>
          <table:table-cell office:value-type="float" office:value="3807" calcext:value-type="float">
            <text:p>38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6:00:00" calcext:value-type="date">
            <text:p>08.06.2001 16:00</text:p>
          </table:table-cell>
          <table:table-cell office:value-type="float" office:value="3808" calcext:value-type="float">
            <text:p>38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7:00:00" calcext:value-type="date">
            <text:p>08.06.2001 17:00</text:p>
          </table:table-cell>
          <table:table-cell office:value-type="float" office:value="3809" calcext:value-type="float">
            <text:p>38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8:00:00" calcext:value-type="date">
            <text:p>08.06.2001 18:00</text:p>
          </table:table-cell>
          <table:table-cell office:value-type="float" office:value="3810" calcext:value-type="float">
            <text:p>38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19:00:00" calcext:value-type="date">
            <text:p>08.06.2001 19:00</text:p>
          </table:table-cell>
          <table:table-cell office:value-type="float" office:value="3811" calcext:value-type="float">
            <text:p>38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20:00:00" calcext:value-type="date">
            <text:p>08.06.2001 20:00</text:p>
          </table:table-cell>
          <table:table-cell office:value-type="float" office:value="3812" calcext:value-type="float">
            <text:p>38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21:00:00" calcext:value-type="date">
            <text:p>08.06.2001 21:00</text:p>
          </table:table-cell>
          <table:table-cell office:value-type="float" office:value="3813" calcext:value-type="float">
            <text:p>38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22:00:00" calcext:value-type="date">
            <text:p>08.06.2001 22:00</text:p>
          </table:table-cell>
          <table:table-cell office:value-type="float" office:value="3814" calcext:value-type="float">
            <text:p>381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8T23:00:00" calcext:value-type="date">
            <text:p>08.06.2001 23:00</text:p>
          </table:table-cell>
          <table:table-cell office:value-type="float" office:value="3815" calcext:value-type="float">
            <text:p>38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" calcext:value-type="date">
            <text:p>09.06.2001 00:00</text:p>
          </table:table-cell>
          <table:table-cell office:value-type="float" office:value="3816" calcext:value-type="float">
            <text:p>38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1:00:00" calcext:value-type="date">
            <text:p>09.06.2001 01:00</text:p>
          </table:table-cell>
          <table:table-cell office:value-type="float" office:value="3817" calcext:value-type="float">
            <text:p>38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2:00:00" calcext:value-type="date">
            <text:p>09.06.2001 02:00</text:p>
          </table:table-cell>
          <table:table-cell office:value-type="float" office:value="3818" calcext:value-type="float">
            <text:p>38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3:00:00" calcext:value-type="date">
            <text:p>09.06.2001 03:00</text:p>
          </table:table-cell>
          <table:table-cell office:value-type="float" office:value="3819" calcext:value-type="float">
            <text:p>38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4:00:00" calcext:value-type="date">
            <text:p>09.06.2001 04:00</text:p>
          </table:table-cell>
          <table:table-cell office:value-type="float" office:value="3820" calcext:value-type="float">
            <text:p>38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5:00:00" calcext:value-type="date">
            <text:p>09.06.2001 05:00</text:p>
          </table:table-cell>
          <table:table-cell office:value-type="float" office:value="3821" calcext:value-type="float">
            <text:p>38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6:00:00" calcext:value-type="date">
            <text:p>09.06.2001 06:00</text:p>
          </table:table-cell>
          <table:table-cell office:value-type="float" office:value="3822" calcext:value-type="float">
            <text:p>38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7:00:00" calcext:value-type="date">
            <text:p>09.06.2001 07:00</text:p>
          </table:table-cell>
          <table:table-cell office:value-type="float" office:value="3823" calcext:value-type="float">
            <text:p>38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8:00:00" calcext:value-type="date">
            <text:p>09.06.2001 08:00</text:p>
          </table:table-cell>
          <table:table-cell office:value-type="float" office:value="3824" calcext:value-type="float">
            <text:p>382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09:00:00" calcext:value-type="date">
            <text:p>09.06.2001 09:00</text:p>
          </table:table-cell>
          <table:table-cell office:value-type="float" office:value="3825" calcext:value-type="float">
            <text:p>38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0:00:00" calcext:value-type="date">
            <text:p>09.06.2001 10:00</text:p>
          </table:table-cell>
          <table:table-cell office:value-type="float" office:value="3826" calcext:value-type="float">
            <text:p>38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1:00:00" calcext:value-type="date">
            <text:p>09.06.2001 11:00</text:p>
          </table:table-cell>
          <table:table-cell office:value-type="float" office:value="3827" calcext:value-type="float">
            <text:p>38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2:00:00" calcext:value-type="date">
            <text:p>09.06.2001 12:00</text:p>
          </table:table-cell>
          <table:table-cell office:value-type="float" office:value="3828" calcext:value-type="float">
            <text:p>38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3:00:00" calcext:value-type="date">
            <text:p>09.06.2001 13:00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4:00:00" calcext:value-type="date">
            <text:p>09.06.2001 14:00</text:p>
          </table:table-cell>
          <table:table-cell office:value-type="float" office:value="3830" calcext:value-type="float">
            <text:p>38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5:00:00" calcext:value-type="date">
            <text:p>09.06.2001 15:00</text:p>
          </table:table-cell>
          <table:table-cell office:value-type="float" office:value="3831" calcext:value-type="float">
            <text:p>38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6:00:00" calcext:value-type="date">
            <text:p>09.06.2001 16:00</text:p>
          </table:table-cell>
          <table:table-cell office:value-type="float" office:value="3832" calcext:value-type="float">
            <text:p>38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7:00:00" calcext:value-type="date">
            <text:p>09.06.2001 17:00</text:p>
          </table:table-cell>
          <table:table-cell office:value-type="float" office:value="3833" calcext:value-type="float">
            <text:p>38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8:00:00" calcext:value-type="date">
            <text:p>09.06.2001 18:00</text:p>
          </table:table-cell>
          <table:table-cell office:value-type="float" office:value="3834" calcext:value-type="float">
            <text:p>38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19:00:00" calcext:value-type="date">
            <text:p>09.06.2001 19:00</text:p>
          </table:table-cell>
          <table:table-cell office:value-type="float" office:value="3835" calcext:value-type="float">
            <text:p>38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20:00:00" calcext:value-type="date">
            <text:p>09.06.2001 20:00</text:p>
          </table:table-cell>
          <table:table-cell office:value-type="float" office:value="3836" calcext:value-type="float">
            <text:p>38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21:00:00" calcext:value-type="date">
            <text:p>09.06.2001 21:00</text:p>
          </table:table-cell>
          <table:table-cell office:value-type="float" office:value="3837" calcext:value-type="float">
            <text:p>38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22:00:00" calcext:value-type="date">
            <text:p>09.06.2001 22:00</text:p>
          </table:table-cell>
          <table:table-cell office:value-type="float" office:value="3838" calcext:value-type="float">
            <text:p>38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09T23:00:00" calcext:value-type="date">
            <text:p>09.06.2001 23:00</text:p>
          </table:table-cell>
          <table:table-cell office:value-type="float" office:value="3839" calcext:value-type="float">
            <text:p>38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" calcext:value-type="date">
            <text:p>10.06.2001 00:00</text:p>
          </table:table-cell>
          <table:table-cell office:value-type="float" office:value="3840" calcext:value-type="float">
            <text:p>38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1:00:00" calcext:value-type="date">
            <text:p>10.06.2001 01:00</text:p>
          </table:table-cell>
          <table:table-cell office:value-type="float" office:value="3841" calcext:value-type="float">
            <text:p>38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2:00:00" calcext:value-type="date">
            <text:p>10.06.2001 02:00</text:p>
          </table:table-cell>
          <table:table-cell office:value-type="float" office:value="3842" calcext:value-type="float">
            <text:p>38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3:00:00" calcext:value-type="date">
            <text:p>10.06.2001 03:00</text:p>
          </table:table-cell>
          <table:table-cell office:value-type="float" office:value="3843" calcext:value-type="float">
            <text:p>38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4:00:00" calcext:value-type="date">
            <text:p>10.06.2001 04:00</text:p>
          </table:table-cell>
          <table:table-cell office:value-type="float" office:value="3844" calcext:value-type="float">
            <text:p>384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5:00:00" calcext:value-type="date">
            <text:p>10.06.2001 05:00</text:p>
          </table:table-cell>
          <table:table-cell office:value-type="float" office:value="3845" calcext:value-type="float">
            <text:p>38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6:00:00" calcext:value-type="date">
            <text:p>10.06.2001 06:00</text:p>
          </table:table-cell>
          <table:table-cell office:value-type="float" office:value="3846" calcext:value-type="float">
            <text:p>38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7:00:00" calcext:value-type="date">
            <text:p>10.06.2001 07:00</text:p>
          </table:table-cell>
          <table:table-cell office:value-type="float" office:value="3847" calcext:value-type="float">
            <text:p>38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8:00:00" calcext:value-type="date">
            <text:p>10.06.2001 08:00</text:p>
          </table:table-cell>
          <table:table-cell office:value-type="float" office:value="3848" calcext:value-type="float">
            <text:p>38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09:00:00" calcext:value-type="date">
            <text:p>10.06.2001 09:00</text:p>
          </table:table-cell>
          <table:table-cell office:value-type="float" office:value="3849" calcext:value-type="float">
            <text:p>38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0:00:00" calcext:value-type="date">
            <text:p>10.06.2001 10:00</text:p>
          </table:table-cell>
          <table:table-cell office:value-type="float" office:value="3850" calcext:value-type="float">
            <text:p>38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1:00:00" calcext:value-type="date">
            <text:p>10.06.2001 11:00</text:p>
          </table:table-cell>
          <table:table-cell office:value-type="float" office:value="3851" calcext:value-type="float">
            <text:p>38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2:00:00" calcext:value-type="date">
            <text:p>10.06.2001 12:00</text:p>
          </table:table-cell>
          <table:table-cell office:value-type="float" office:value="3852" calcext:value-type="float">
            <text:p>38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3:00:00" calcext:value-type="date">
            <text:p>10.06.2001 13:00</text:p>
          </table:table-cell>
          <table:table-cell office:value-type="float" office:value="3853" calcext:value-type="float">
            <text:p>38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4:00:00" calcext:value-type="date">
            <text:p>10.06.2001 14:00</text:p>
          </table:table-cell>
          <table:table-cell office:value-type="float" office:value="3854" calcext:value-type="float">
            <text:p>385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5:00:00" calcext:value-type="date">
            <text:p>10.06.2001 15:00</text:p>
          </table:table-cell>
          <table:table-cell office:value-type="float" office:value="3855" calcext:value-type="float">
            <text:p>38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6:00:00" calcext:value-type="date">
            <text:p>10.06.2001 16:00</text:p>
          </table:table-cell>
          <table:table-cell office:value-type="float" office:value="3856" calcext:value-type="float">
            <text:p>38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7:00:00" calcext:value-type="date">
            <text:p>10.06.2001 17:00</text:p>
          </table:table-cell>
          <table:table-cell office:value-type="float" office:value="3857" calcext:value-type="float">
            <text:p>38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8:00:00" calcext:value-type="date">
            <text:p>10.06.2001 18:00</text:p>
          </table:table-cell>
          <table:table-cell office:value-type="float" office:value="3858" calcext:value-type="float">
            <text:p>38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19:00:00" calcext:value-type="date">
            <text:p>10.06.2001 19:00</text:p>
          </table:table-cell>
          <table:table-cell office:value-type="float" office:value="3859" calcext:value-type="float">
            <text:p>38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20:00:00" calcext:value-type="date">
            <text:p>10.06.2001 20:00</text:p>
          </table:table-cell>
          <table:table-cell office:value-type="float" office:value="3860" calcext:value-type="float">
            <text:p>38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21:00:00" calcext:value-type="date">
            <text:p>10.06.2001 21:00</text:p>
          </table:table-cell>
          <table:table-cell office:value-type="float" office:value="3861" calcext:value-type="float">
            <text:p>38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22:00:00" calcext:value-type="date">
            <text:p>10.06.2001 22:00</text:p>
          </table:table-cell>
          <table:table-cell office:value-type="float" office:value="3862" calcext:value-type="float">
            <text:p>38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0T23:00:00" calcext:value-type="date">
            <text:p>10.06.2001 23:00</text:p>
          </table:table-cell>
          <table:table-cell office:value-type="float" office:value="3863" calcext:value-type="float">
            <text:p>38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" calcext:value-type="date">
            <text:p>11.06.2001 00:00</text:p>
          </table:table-cell>
          <table:table-cell office:value-type="float" office:value="3864" calcext:value-type="float">
            <text:p>386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1:00:00" calcext:value-type="date">
            <text:p>11.06.2001 01:00</text:p>
          </table:table-cell>
          <table:table-cell office:value-type="float" office:value="3865" calcext:value-type="float">
            <text:p>38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2:00:00" calcext:value-type="date">
            <text:p>11.06.2001 02:00</text:p>
          </table:table-cell>
          <table:table-cell office:value-type="float" office:value="3866" calcext:value-type="float">
            <text:p>386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3:00:00" calcext:value-type="date">
            <text:p>11.06.2001 03:00</text:p>
          </table:table-cell>
          <table:table-cell office:value-type="float" office:value="3867" calcext:value-type="float">
            <text:p>38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4:00:00" calcext:value-type="date">
            <text:p>11.06.2001 04:00</text:p>
          </table:table-cell>
          <table:table-cell office:value-type="float" office:value="3868" calcext:value-type="float">
            <text:p>38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5:00:00" calcext:value-type="date">
            <text:p>11.06.2001 05:00</text:p>
          </table:table-cell>
          <table:table-cell office:value-type="float" office:value="3869" calcext:value-type="float">
            <text:p>386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6:00:00" calcext:value-type="date">
            <text:p>11.06.2001 06:00</text:p>
          </table:table-cell>
          <table:table-cell office:value-type="float" office:value="3870" calcext:value-type="float">
            <text:p>38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7:00:00" calcext:value-type="date">
            <text:p>11.06.2001 07:00</text:p>
          </table:table-cell>
          <table:table-cell office:value-type="float" office:value="3871" calcext:value-type="float">
            <text:p>38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8:00:00" calcext:value-type="date">
            <text:p>11.06.2001 08:00</text:p>
          </table:table-cell>
          <table:table-cell office:value-type="float" office:value="3872" calcext:value-type="float">
            <text:p>387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09:00:00" calcext:value-type="date">
            <text:p>11.06.2001 09:00</text:p>
          </table:table-cell>
          <table:table-cell office:value-type="float" office:value="3873" calcext:value-type="float">
            <text:p>38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0:00:00" calcext:value-type="date">
            <text:p>11.06.2001 10:00</text:p>
          </table:table-cell>
          <table:table-cell office:value-type="float" office:value="3874" calcext:value-type="float">
            <text:p>387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1:00:00" calcext:value-type="date">
            <text:p>11.06.2001 11:00</text:p>
          </table:table-cell>
          <table:table-cell office:value-type="float" office:value="3875" calcext:value-type="float">
            <text:p>387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2:00:00" calcext:value-type="date">
            <text:p>11.06.2001 12:00</text:p>
          </table:table-cell>
          <table:table-cell office:value-type="float" office:value="3876" calcext:value-type="float">
            <text:p>38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3:00:00" calcext:value-type="date">
            <text:p>11.06.2001 13:00</text:p>
          </table:table-cell>
          <table:table-cell office:value-type="float" office:value="3877" calcext:value-type="float">
            <text:p>38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4:00:00" calcext:value-type="date">
            <text:p>11.06.2001 14:00</text:p>
          </table:table-cell>
          <table:table-cell office:value-type="float" office:value="3878" calcext:value-type="float">
            <text:p>387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5:00:00" calcext:value-type="date">
            <text:p>11.06.2001 15:00</text:p>
          </table:table-cell>
          <table:table-cell office:value-type="float" office:value="3879" calcext:value-type="float">
            <text:p>38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6:00:00" calcext:value-type="date">
            <text:p>11.06.2001 16:00</text:p>
          </table:table-cell>
          <table:table-cell office:value-type="float" office:value="3880" calcext:value-type="float">
            <text:p>38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7:00:00" calcext:value-type="date">
            <text:p>11.06.2001 17:00</text:p>
          </table:table-cell>
          <table:table-cell office:value-type="float" office:value="3881" calcext:value-type="float">
            <text:p>388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8:00:00" calcext:value-type="date">
            <text:p>11.06.2001 18:00</text:p>
          </table:table-cell>
          <table:table-cell office:value-type="float" office:value="3882" calcext:value-type="float">
            <text:p>38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19:00:00" calcext:value-type="date">
            <text:p>11.06.2001 19:00</text:p>
          </table:table-cell>
          <table:table-cell office:value-type="float" office:value="3883" calcext:value-type="float">
            <text:p>38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20:00:00" calcext:value-type="date">
            <text:p>11.06.2001 20:00</text:p>
          </table:table-cell>
          <table:table-cell office:value-type="float" office:value="3884" calcext:value-type="float">
            <text:p>388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21:00:00" calcext:value-type="date">
            <text:p>11.06.2001 21:00</text:p>
          </table:table-cell>
          <table:table-cell office:value-type="float" office:value="3885" calcext:value-type="float">
            <text:p>38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22:00:00" calcext:value-type="date">
            <text:p>11.06.2001 22:00</text:p>
          </table:table-cell>
          <table:table-cell office:value-type="float" office:value="3886" calcext:value-type="float">
            <text:p>38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1T23:00:00" calcext:value-type="date">
            <text:p>11.06.2001 23:00</text:p>
          </table:table-cell>
          <table:table-cell office:value-type="float" office:value="3887" calcext:value-type="float">
            <text:p>388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" calcext:value-type="date">
            <text:p>12.06.2001 00:00</text:p>
          </table:table-cell>
          <table:table-cell office:value-type="float" office:value="3888" calcext:value-type="float">
            <text:p>38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1:00:00" calcext:value-type="date">
            <text:p>12.06.2001 01:00</text:p>
          </table:table-cell>
          <table:table-cell office:value-type="float" office:value="3889" calcext:value-type="float">
            <text:p>38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2:00:00" calcext:value-type="date">
            <text:p>12.06.2001 02:00</text:p>
          </table:table-cell>
          <table:table-cell office:value-type="float" office:value="3890" calcext:value-type="float">
            <text:p>38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3:00:00" calcext:value-type="date">
            <text:p>12.06.2001 03:00</text:p>
          </table:table-cell>
          <table:table-cell office:value-type="float" office:value="3891" calcext:value-type="float">
            <text:p>38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4:00:00" calcext:value-type="date">
            <text:p>12.06.2001 04:00</text:p>
          </table:table-cell>
          <table:table-cell office:value-type="float" office:value="3892" calcext:value-type="float">
            <text:p>38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5:00:00" calcext:value-type="date">
            <text:p>12.06.2001 05:00</text:p>
          </table:table-cell>
          <table:table-cell office:value-type="float" office:value="3893" calcext:value-type="float">
            <text:p>389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6:00:00" calcext:value-type="date">
            <text:p>12.06.2001 06:00</text:p>
          </table:table-cell>
          <table:table-cell office:value-type="float" office:value="3894" calcext:value-type="float">
            <text:p>389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7:00:00" calcext:value-type="date">
            <text:p>12.06.2001 07:00</text:p>
          </table:table-cell>
          <table:table-cell office:value-type="float" office:value="3895" calcext:value-type="float">
            <text:p>38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8:00:00" calcext:value-type="date">
            <text:p>12.06.2001 08:00</text:p>
          </table:table-cell>
          <table:table-cell office:value-type="float" office:value="3896" calcext:value-type="float">
            <text:p>389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09:00:00" calcext:value-type="date">
            <text:p>12.06.2001 09:00</text:p>
          </table:table-cell>
          <table:table-cell office:value-type="float" office:value="3897" calcext:value-type="float">
            <text:p>38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0:00:00" calcext:value-type="date">
            <text:p>12.06.2001 10:00</text:p>
          </table:table-cell>
          <table:table-cell office:value-type="float" office:value="3898" calcext:value-type="float">
            <text:p>38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1:00:00" calcext:value-type="date">
            <text:p>12.06.2001 11:00</text:p>
          </table:table-cell>
          <table:table-cell office:value-type="float" office:value="3899" calcext:value-type="float">
            <text:p>38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2:00:00" calcext:value-type="date">
            <text:p>12.06.2001 12:00</text:p>
          </table:table-cell>
          <table:table-cell office:value-type="float" office:value="3900" calcext:value-type="float">
            <text:p>39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3:00:00" calcext:value-type="date">
            <text:p>12.06.2001 13:00</text:p>
          </table:table-cell>
          <table:table-cell office:value-type="float" office:value="3901" calcext:value-type="float">
            <text:p>39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4:00:00" calcext:value-type="date">
            <text:p>12.06.2001 14:00</text:p>
          </table:table-cell>
          <table:table-cell office:value-type="float" office:value="3902" calcext:value-type="float">
            <text:p>39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5:00:00" calcext:value-type="date">
            <text:p>12.06.2001 15:00</text:p>
          </table:table-cell>
          <table:table-cell office:value-type="float" office:value="3903" calcext:value-type="float">
            <text:p>39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6:00:00" calcext:value-type="date">
            <text:p>12.06.2001 16:00</text:p>
          </table:table-cell>
          <table:table-cell office:value-type="float" office:value="3904" calcext:value-type="float">
            <text:p>390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7:00:00" calcext:value-type="date">
            <text:p>12.06.2001 17:00</text:p>
          </table:table-cell>
          <table:table-cell office:value-type="float" office:value="3905" calcext:value-type="float">
            <text:p>39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8:00:00" calcext:value-type="date">
            <text:p>12.06.2001 18:00</text:p>
          </table:table-cell>
          <table:table-cell office:value-type="float" office:value="3906" calcext:value-type="float">
            <text:p>39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19:00:00" calcext:value-type="date">
            <text:p>12.06.2001 19:00</text:p>
          </table:table-cell>
          <table:table-cell office:value-type="float" office:value="3907" calcext:value-type="float">
            <text:p>39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20:00:00" calcext:value-type="date">
            <text:p>12.06.2001 20:00</text:p>
          </table:table-cell>
          <table:table-cell office:value-type="float" office:value="3908" calcext:value-type="float">
            <text:p>39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21:00:00" calcext:value-type="date">
            <text:p>12.06.2001 21:00</text:p>
          </table:table-cell>
          <table:table-cell office:value-type="float" office:value="3909" calcext:value-type="float">
            <text:p>39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22:00:00" calcext:value-type="date">
            <text:p>12.06.2001 22:00</text:p>
          </table:table-cell>
          <table:table-cell office:value-type="float" office:value="3910" calcext:value-type="float">
            <text:p>39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2T23:00:00" calcext:value-type="date">
            <text:p>12.06.2001 23:00</text:p>
          </table:table-cell>
          <table:table-cell office:value-type="float" office:value="3911" calcext:value-type="float">
            <text:p>39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" calcext:value-type="date">
            <text:p>13.06.2001 00:00</text:p>
          </table:table-cell>
          <table:table-cell office:value-type="float" office:value="3912" calcext:value-type="float">
            <text:p>39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1:00:00" calcext:value-type="date">
            <text:p>13.06.2001 01:00</text:p>
          </table:table-cell>
          <table:table-cell office:value-type="float" office:value="3913" calcext:value-type="float">
            <text:p>39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2:00:00" calcext:value-type="date">
            <text:p>13.06.2001 02:00</text:p>
          </table:table-cell>
          <table:table-cell office:value-type="float" office:value="3914" calcext:value-type="float">
            <text:p>391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3:00:00" calcext:value-type="date">
            <text:p>13.06.2001 03:00</text:p>
          </table:table-cell>
          <table:table-cell office:value-type="float" office:value="3915" calcext:value-type="float">
            <text:p>39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4:00:00" calcext:value-type="date">
            <text:p>13.06.2001 04:00</text:p>
          </table:table-cell>
          <table:table-cell office:value-type="float" office:value="3916" calcext:value-type="float">
            <text:p>39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5:00:00" calcext:value-type="date">
            <text:p>13.06.2001 05:00</text:p>
          </table:table-cell>
          <table:table-cell office:value-type="float" office:value="3917" calcext:value-type="float">
            <text:p>39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6:00:00" calcext:value-type="date">
            <text:p>13.06.2001 06:00</text:p>
          </table:table-cell>
          <table:table-cell office:value-type="float" office:value="3918" calcext:value-type="float">
            <text:p>39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7:00:00" calcext:value-type="date">
            <text:p>13.06.2001 07:00</text:p>
          </table:table-cell>
          <table:table-cell office:value-type="float" office:value="3919" calcext:value-type="float">
            <text:p>39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8:00:00" calcext:value-type="date">
            <text:p>13.06.2001 08:00</text:p>
          </table:table-cell>
          <table:table-cell office:value-type="float" office:value="3920" calcext:value-type="float">
            <text:p>39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09:00:00" calcext:value-type="date">
            <text:p>13.06.2001 09:00</text:p>
          </table:table-cell>
          <table:table-cell office:value-type="float" office:value="3921" calcext:value-type="float">
            <text:p>39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0:00:00" calcext:value-type="date">
            <text:p>13.06.2001 10:00</text:p>
          </table:table-cell>
          <table:table-cell office:value-type="float" office:value="3922" calcext:value-type="float">
            <text:p>39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1:00:00" calcext:value-type="date">
            <text:p>13.06.2001 11:00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2:00:00" calcext:value-type="date">
            <text:p>13.06.2001 12:00</text:p>
          </table:table-cell>
          <table:table-cell office:value-type="float" office:value="3924" calcext:value-type="float">
            <text:p>392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3:00:00" calcext:value-type="date">
            <text:p>13.06.2001 13:00</text:p>
          </table:table-cell>
          <table:table-cell office:value-type="float" office:value="3925" calcext:value-type="float">
            <text:p>39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4:00:00" calcext:value-type="date">
            <text:p>13.06.2001 14:00</text:p>
          </table:table-cell>
          <table:table-cell office:value-type="float" office:value="3926" calcext:value-type="float">
            <text:p>39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5:00:00" calcext:value-type="date">
            <text:p>13.06.2001 15:00</text:p>
          </table:table-cell>
          <table:table-cell office:value-type="float" office:value="3927" calcext:value-type="float">
            <text:p>39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6:00:00" calcext:value-type="date">
            <text:p>13.06.2001 16:00</text:p>
          </table:table-cell>
          <table:table-cell office:value-type="float" office:value="3928" calcext:value-type="float">
            <text:p>39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7:00:00" calcext:value-type="date">
            <text:p>13.06.2001 17:00</text:p>
          </table:table-cell>
          <table:table-cell office:value-type="float" office:value="3929" calcext:value-type="float">
            <text:p>39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8:00:00" calcext:value-type="date">
            <text:p>13.06.2001 18:00</text:p>
          </table:table-cell>
          <table:table-cell office:value-type="float" office:value="3930" calcext:value-type="float">
            <text:p>39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19:00:00" calcext:value-type="date">
            <text:p>13.06.2001 19:00</text:p>
          </table:table-cell>
          <table:table-cell office:value-type="float" office:value="3931" calcext:value-type="float">
            <text:p>39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20:00:00" calcext:value-type="date">
            <text:p>13.06.2001 20:00</text:p>
          </table:table-cell>
          <table:table-cell office:value-type="float" office:value="3932" calcext:value-type="float">
            <text:p>39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21:00:00" calcext:value-type="date">
            <text:p>13.06.2001 21:00</text:p>
          </table:table-cell>
          <table:table-cell office:value-type="float" office:value="3933" calcext:value-type="float">
            <text:p>39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22:00:00" calcext:value-type="date">
            <text:p>13.06.2001 22:00</text:p>
          </table:table-cell>
          <table:table-cell office:value-type="float" office:value="3934" calcext:value-type="float">
            <text:p>39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3T23:00:00" calcext:value-type="date">
            <text:p>13.06.2001 23:00</text:p>
          </table:table-cell>
          <table:table-cell office:value-type="float" office:value="3935" calcext:value-type="float">
            <text:p>39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" calcext:value-type="date">
            <text:p>14.06.2001 00:00</text:p>
          </table:table-cell>
          <table:table-cell office:value-type="float" office:value="3936" calcext:value-type="float">
            <text:p>39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1:00:00" calcext:value-type="date">
            <text:p>14.06.2001 01:00</text:p>
          </table:table-cell>
          <table:table-cell office:value-type="float" office:value="3937" calcext:value-type="float">
            <text:p>39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2:00:00" calcext:value-type="date">
            <text:p>14.06.2001 02:00</text:p>
          </table:table-cell>
          <table:table-cell office:value-type="float" office:value="3938" calcext:value-type="float">
            <text:p>39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3:00:00" calcext:value-type="date">
            <text:p>14.06.2001 03:00</text:p>
          </table:table-cell>
          <table:table-cell office:value-type="float" office:value="3939" calcext:value-type="float">
            <text:p>39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4:00:00" calcext:value-type="date">
            <text:p>14.06.2001 04:00</text:p>
          </table:table-cell>
          <table:table-cell office:value-type="float" office:value="3940" calcext:value-type="float">
            <text:p>39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5:00:00" calcext:value-type="date">
            <text:p>14.06.2001 05:00</text:p>
          </table:table-cell>
          <table:table-cell office:value-type="float" office:value="3941" calcext:value-type="float">
            <text:p>39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6:00:00" calcext:value-type="date">
            <text:p>14.06.2001 06:00</text:p>
          </table:table-cell>
          <table:table-cell office:value-type="float" office:value="3942" calcext:value-type="float">
            <text:p>39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7:00:00" calcext:value-type="date">
            <text:p>14.06.2001 07:00</text:p>
          </table:table-cell>
          <table:table-cell office:value-type="float" office:value="3943" calcext:value-type="float">
            <text:p>39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8:00:00" calcext:value-type="date">
            <text:p>14.06.2001 08:00</text:p>
          </table:table-cell>
          <table:table-cell office:value-type="float" office:value="3944" calcext:value-type="float">
            <text:p>394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09:00:00" calcext:value-type="date">
            <text:p>14.06.2001 09:00</text:p>
          </table:table-cell>
          <table:table-cell office:value-type="float" office:value="3945" calcext:value-type="float">
            <text:p>39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0:00:00" calcext:value-type="date">
            <text:p>14.06.2001 10:00</text:p>
          </table:table-cell>
          <table:table-cell office:value-type="float" office:value="3946" calcext:value-type="float">
            <text:p>39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1:00:00" calcext:value-type="date">
            <text:p>14.06.2001 11:00</text:p>
          </table:table-cell>
          <table:table-cell office:value-type="float" office:value="3947" calcext:value-type="float">
            <text:p>39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2:00:00" calcext:value-type="date">
            <text:p>14.06.2001 12:00</text:p>
          </table:table-cell>
          <table:table-cell office:value-type="float" office:value="3948" calcext:value-type="float">
            <text:p>39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3:00:00" calcext:value-type="date">
            <text:p>14.06.2001 13:00</text:p>
          </table:table-cell>
          <table:table-cell office:value-type="float" office:value="3949" calcext:value-type="float">
            <text:p>39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4:00:00" calcext:value-type="date">
            <text:p>14.06.2001 14:00</text:p>
          </table:table-cell>
          <table:table-cell office:value-type="float" office:value="3950" calcext:value-type="float">
            <text:p>39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5:00:00" calcext:value-type="date">
            <text:p>14.06.2001 15:00</text:p>
          </table:table-cell>
          <table:table-cell office:value-type="float" office:value="3951" calcext:value-type="float">
            <text:p>39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6:00:00" calcext:value-type="date">
            <text:p>14.06.2001 16:00</text:p>
          </table:table-cell>
          <table:table-cell office:value-type="float" office:value="3952" calcext:value-type="float">
            <text:p>39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7:00:00" calcext:value-type="date">
            <text:p>14.06.2001 17:00</text:p>
          </table:table-cell>
          <table:table-cell office:value-type="float" office:value="3953" calcext:value-type="float">
            <text:p>39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8:00:00" calcext:value-type="date">
            <text:p>14.06.2001 18:00</text:p>
          </table:table-cell>
          <table:table-cell office:value-type="float" office:value="3954" calcext:value-type="float">
            <text:p>395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19:00:00" calcext:value-type="date">
            <text:p>14.06.2001 19:00</text:p>
          </table:table-cell>
          <table:table-cell office:value-type="float" office:value="3955" calcext:value-type="float">
            <text:p>39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20:00:00" calcext:value-type="date">
            <text:p>14.06.2001 20:00</text:p>
          </table:table-cell>
          <table:table-cell office:value-type="float" office:value="3956" calcext:value-type="float">
            <text:p>39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21:00:00" calcext:value-type="date">
            <text:p>14.06.2001 21:00</text:p>
          </table:table-cell>
          <table:table-cell office:value-type="float" office:value="3957" calcext:value-type="float">
            <text:p>39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22:00:00" calcext:value-type="date">
            <text:p>14.06.2001 22:00</text:p>
          </table:table-cell>
          <table:table-cell office:value-type="float" office:value="3958" calcext:value-type="float">
            <text:p>39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4T23:00:00" calcext:value-type="date">
            <text:p>14.06.2001 23:00</text:p>
          </table:table-cell>
          <table:table-cell office:value-type="float" office:value="3959" calcext:value-type="float">
            <text:p>39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" calcext:value-type="date">
            <text:p>15.06.2001 00:00</text:p>
          </table:table-cell>
          <table:table-cell office:value-type="float" office:value="3960" calcext:value-type="float">
            <text:p>39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1:00:00" calcext:value-type="date">
            <text:p>15.06.2001 01:00</text:p>
          </table:table-cell>
          <table:table-cell office:value-type="float" office:value="3961" calcext:value-type="float">
            <text:p>39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2:00:00" calcext:value-type="date">
            <text:p>15.06.2001 02:00</text:p>
          </table:table-cell>
          <table:table-cell office:value-type="float" office:value="3962" calcext:value-type="float">
            <text:p>39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3:00:00" calcext:value-type="date">
            <text:p>15.06.2001 03:00</text:p>
          </table:table-cell>
          <table:table-cell office:value-type="float" office:value="3963" calcext:value-type="float">
            <text:p>39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4:00:00" calcext:value-type="date">
            <text:p>15.06.2001 04:00</text:p>
          </table:table-cell>
          <table:table-cell office:value-type="float" office:value="3964" calcext:value-type="float">
            <text:p>396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5:00:00" calcext:value-type="date">
            <text:p>15.06.2001 05:00</text:p>
          </table:table-cell>
          <table:table-cell office:value-type="float" office:value="3965" calcext:value-type="float">
            <text:p>39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6:00:00" calcext:value-type="date">
            <text:p>15.06.2001 06:00</text:p>
          </table:table-cell>
          <table:table-cell office:value-type="float" office:value="3966" calcext:value-type="float">
            <text:p>396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7:00:00" calcext:value-type="date">
            <text:p>15.06.2001 07:00</text:p>
          </table:table-cell>
          <table:table-cell office:value-type="float" office:value="3967" calcext:value-type="float">
            <text:p>39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8:00:00" calcext:value-type="date">
            <text:p>15.06.2001 08:00</text:p>
          </table:table-cell>
          <table:table-cell office:value-type="float" office:value="3968" calcext:value-type="float">
            <text:p>39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09:00:00" calcext:value-type="date">
            <text:p>15.06.2001 09:00</text:p>
          </table:table-cell>
          <table:table-cell office:value-type="float" office:value="3969" calcext:value-type="float">
            <text:p>396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0:00:00" calcext:value-type="date">
            <text:p>15.06.2001 10:00</text:p>
          </table:table-cell>
          <table:table-cell office:value-type="float" office:value="3970" calcext:value-type="float">
            <text:p>39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1:00:00" calcext:value-type="date">
            <text:p>15.06.2001 11:00</text:p>
          </table:table-cell>
          <table:table-cell office:value-type="float" office:value="3971" calcext:value-type="float">
            <text:p>39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2:00:00" calcext:value-type="date">
            <text:p>15.06.2001 12:00</text:p>
          </table:table-cell>
          <table:table-cell office:value-type="float" office:value="3972" calcext:value-type="float">
            <text:p>397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3:00:00" calcext:value-type="date">
            <text:p>15.06.2001 13:00</text:p>
          </table:table-cell>
          <table:table-cell office:value-type="float" office:value="3973" calcext:value-type="float">
            <text:p>39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4:00:00" calcext:value-type="date">
            <text:p>15.06.2001 14:00</text:p>
          </table:table-cell>
          <table:table-cell office:value-type="float" office:value="3974" calcext:value-type="float">
            <text:p>397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5:00:00" calcext:value-type="date">
            <text:p>15.06.2001 15:00</text:p>
          </table:table-cell>
          <table:table-cell office:value-type="float" office:value="3975" calcext:value-type="float">
            <text:p>397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6:00:00" calcext:value-type="date">
            <text:p>15.06.2001 16:00</text:p>
          </table:table-cell>
          <table:table-cell office:value-type="float" office:value="3976" calcext:value-type="float">
            <text:p>39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7:00:00" calcext:value-type="date">
            <text:p>15.06.2001 17:00</text:p>
          </table:table-cell>
          <table:table-cell office:value-type="float" office:value="3977" calcext:value-type="float">
            <text:p>39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8:00:00" calcext:value-type="date">
            <text:p>15.06.2001 18:00</text:p>
          </table:table-cell>
          <table:table-cell office:value-type="float" office:value="3978" calcext:value-type="float">
            <text:p>397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19:00:00" calcext:value-type="date">
            <text:p>15.06.2001 19:00</text:p>
          </table:table-cell>
          <table:table-cell office:value-type="float" office:value="3979" calcext:value-type="float">
            <text:p>39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20:00:00" calcext:value-type="date">
            <text:p>15.06.2001 20:00</text:p>
          </table:table-cell>
          <table:table-cell office:value-type="float" office:value="3980" calcext:value-type="float">
            <text:p>39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21:00:00" calcext:value-type="date">
            <text:p>15.06.2001 21:00</text:p>
          </table:table-cell>
          <table:table-cell office:value-type="float" office:value="3981" calcext:value-type="float">
            <text:p>398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22:00:00" calcext:value-type="date">
            <text:p>15.06.2001 22:00</text:p>
          </table:table-cell>
          <table:table-cell office:value-type="float" office:value="3982" calcext:value-type="float">
            <text:p>39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5T23:00:00" calcext:value-type="date">
            <text:p>15.06.2001 23:00</text:p>
          </table:table-cell>
          <table:table-cell office:value-type="float" office:value="3983" calcext:value-type="float">
            <text:p>39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" calcext:value-type="date">
            <text:p>16.06.2001 00:00</text:p>
          </table:table-cell>
          <table:table-cell office:value-type="float" office:value="3984" calcext:value-type="float">
            <text:p>398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1:00:00" calcext:value-type="date">
            <text:p>16.06.2001 01:00</text:p>
          </table:table-cell>
          <table:table-cell office:value-type="float" office:value="3985" calcext:value-type="float">
            <text:p>39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2:00:00" calcext:value-type="date">
            <text:p>16.06.2001 02:00</text:p>
          </table:table-cell>
          <table:table-cell office:value-type="float" office:value="3986" calcext:value-type="float">
            <text:p>39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3:00:00" calcext:value-type="date">
            <text:p>16.06.2001 03:00</text:p>
          </table:table-cell>
          <table:table-cell office:value-type="float" office:value="3987" calcext:value-type="float">
            <text:p>398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4:00:00" calcext:value-type="date">
            <text:p>16.06.2001 04:00</text:p>
          </table:table-cell>
          <table:table-cell office:value-type="float" office:value="3988" calcext:value-type="float">
            <text:p>39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5:00:00" calcext:value-type="date">
            <text:p>16.06.2001 05:00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6:00:00" calcext:value-type="date">
            <text:p>16.06.2001 06:00</text:p>
          </table:table-cell>
          <table:table-cell office:value-type="float" office:value="3990" calcext:value-type="float">
            <text:p>39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7:00:00" calcext:value-type="date">
            <text:p>16.06.2001 07:00</text:p>
          </table:table-cell>
          <table:table-cell office:value-type="float" office:value="3991" calcext:value-type="float">
            <text:p>39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8:00:00" calcext:value-type="date">
            <text:p>16.06.2001 08:00</text:p>
          </table:table-cell>
          <table:table-cell office:value-type="float" office:value="3992" calcext:value-type="float">
            <text:p>39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09:00:00" calcext:value-type="date">
            <text:p>16.06.2001 09:00</text:p>
          </table:table-cell>
          <table:table-cell office:value-type="float" office:value="3993" calcext:value-type="float">
            <text:p>399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0:00:00" calcext:value-type="date">
            <text:p>16.06.2001 10:00</text:p>
          </table:table-cell>
          <table:table-cell office:value-type="float" office:value="3994" calcext:value-type="float">
            <text:p>399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1:00:00" calcext:value-type="date">
            <text:p>16.06.2001 11:00</text:p>
          </table:table-cell>
          <table:table-cell office:value-type="float" office:value="3995" calcext:value-type="float">
            <text:p>39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2:00:00" calcext:value-type="date">
            <text:p>16.06.2001 12:00</text:p>
          </table:table-cell>
          <table:table-cell office:value-type="float" office:value="3996" calcext:value-type="float">
            <text:p>399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3:00:00" calcext:value-type="date">
            <text:p>16.06.2001 13:00</text:p>
          </table:table-cell>
          <table:table-cell office:value-type="float" office:value="3997" calcext:value-type="float">
            <text:p>39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4:00:00" calcext:value-type="date">
            <text:p>16.06.2001 14:00</text:p>
          </table:table-cell>
          <table:table-cell office:value-type="float" office:value="3998" calcext:value-type="float">
            <text:p>39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5:00:00" calcext:value-type="date">
            <text:p>16.06.2001 15:00</text:p>
          </table:table-cell>
          <table:table-cell office:value-type="float" office:value="3999" calcext:value-type="float">
            <text:p>39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6:00:00" calcext:value-type="date">
            <text:p>16.06.2001 16:00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7:00:00" calcext:value-type="date">
            <text:p>16.06.2001 17:00</text:p>
          </table:table-cell>
          <table:table-cell office:value-type="float" office:value="4001" calcext:value-type="float">
            <text:p>40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8:00:00" calcext:value-type="date">
            <text:p>16.06.2001 18:00</text:p>
          </table:table-cell>
          <table:table-cell office:value-type="float" office:value="4002" calcext:value-type="float">
            <text:p>40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19:00:00" calcext:value-type="date">
            <text:p>16.06.2001 19:00</text:p>
          </table:table-cell>
          <table:table-cell office:value-type="float" office:value="4003" calcext:value-type="float">
            <text:p>40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20:00:00" calcext:value-type="date">
            <text:p>16.06.2001 20:00</text:p>
          </table:table-cell>
          <table:table-cell office:value-type="float" office:value="4004" calcext:value-type="float">
            <text:p>400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21:00:00" calcext:value-type="date">
            <text:p>16.06.2001 21:00</text:p>
          </table:table-cell>
          <table:table-cell office:value-type="float" office:value="4005" calcext:value-type="float">
            <text:p>40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22:00:00" calcext:value-type="date">
            <text:p>16.06.2001 22:00</text:p>
          </table:table-cell>
          <table:table-cell office:value-type="float" office:value="4006" calcext:value-type="float">
            <text:p>40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6T23:00:00" calcext:value-type="date">
            <text:p>16.06.2001 23:00</text:p>
          </table:table-cell>
          <table:table-cell office:value-type="float" office:value="4007" calcext:value-type="float">
            <text:p>40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" calcext:value-type="date">
            <text:p>17.06.2001 00:00</text:p>
          </table:table-cell>
          <table:table-cell office:value-type="float" office:value="4008" calcext:value-type="float">
            <text:p>40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1:00:00" calcext:value-type="date">
            <text:p>17.06.2001 01:00</text:p>
          </table:table-cell>
          <table:table-cell office:value-type="float" office:value="4009" calcext:value-type="float">
            <text:p>40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2:00:00" calcext:value-type="date">
            <text:p>17.06.2001 02:00</text:p>
          </table:table-cell>
          <table:table-cell office:value-type="float" office:value="4010" calcext:value-type="float">
            <text:p>40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3:00:00" calcext:value-type="date">
            <text:p>17.06.2001 03:00</text:p>
          </table:table-cell>
          <table:table-cell office:value-type="float" office:value="4011" calcext:value-type="float">
            <text:p>40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4:00:00" calcext:value-type="date">
            <text:p>17.06.2001 04:00</text:p>
          </table:table-cell>
          <table:table-cell office:value-type="float" office:value="4012" calcext:value-type="float">
            <text:p>40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5:00:00" calcext:value-type="date">
            <text:p>17.06.2001 05:00</text:p>
          </table:table-cell>
          <table:table-cell office:value-type="float" office:value="4013" calcext:value-type="float">
            <text:p>40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6:00:00" calcext:value-type="date">
            <text:p>17.06.2001 06:00</text:p>
          </table:table-cell>
          <table:table-cell office:value-type="float" office:value="4014" calcext:value-type="float">
            <text:p>401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7:00:00" calcext:value-type="date">
            <text:p>17.06.2001 07:00</text:p>
          </table:table-cell>
          <table:table-cell office:value-type="float" office:value="4015" calcext:value-type="float">
            <text:p>40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8:00:00" calcext:value-type="date">
            <text:p>17.06.2001 08:00</text:p>
          </table:table-cell>
          <table:table-cell office:value-type="float" office:value="4016" calcext:value-type="float">
            <text:p>40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09:00:00" calcext:value-type="date">
            <text:p>17.06.2001 09:00</text:p>
          </table:table-cell>
          <table:table-cell office:value-type="float" office:value="4017" calcext:value-type="float">
            <text:p>40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0:00:00" calcext:value-type="date">
            <text:p>17.06.2001 10:00</text:p>
          </table:table-cell>
          <table:table-cell office:value-type="float" office:value="4018" calcext:value-type="float">
            <text:p>40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1:00:00" calcext:value-type="date">
            <text:p>17.06.2001 11:00</text:p>
          </table:table-cell>
          <table:table-cell office:value-type="float" office:value="4019" calcext:value-type="float">
            <text:p>40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2:00:00" calcext:value-type="date">
            <text:p>17.06.2001 12:00</text:p>
          </table:table-cell>
          <table:table-cell office:value-type="float" office:value="4020" calcext:value-type="float">
            <text:p>40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3:00:00" calcext:value-type="date">
            <text:p>17.06.2001 13:00</text:p>
          </table:table-cell>
          <table:table-cell office:value-type="float" office:value="4021" calcext:value-type="float">
            <text:p>40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4:00:00" calcext:value-type="date">
            <text:p>17.06.2001 14:00</text:p>
          </table:table-cell>
          <table:table-cell office:value-type="float" office:value="4022" calcext:value-type="float">
            <text:p>40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5:00:00" calcext:value-type="date">
            <text:p>17.06.2001 15:00</text:p>
          </table:table-cell>
          <table:table-cell office:value-type="float" office:value="4023" calcext:value-type="float">
            <text:p>40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6:00:00" calcext:value-type="date">
            <text:p>17.06.2001 16:00</text:p>
          </table:table-cell>
          <table:table-cell office:value-type="float" office:value="4024" calcext:value-type="float">
            <text:p>402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7:00:00" calcext:value-type="date">
            <text:p>17.06.2001 17:00</text:p>
          </table:table-cell>
          <table:table-cell office:value-type="float" office:value="4025" calcext:value-type="float">
            <text:p>40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8:00:00" calcext:value-type="date">
            <text:p>17.06.2001 18:00</text:p>
          </table:table-cell>
          <table:table-cell office:value-type="float" office:value="4026" calcext:value-type="float">
            <text:p>40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19:00:00" calcext:value-type="date">
            <text:p>17.06.2001 19:00</text:p>
          </table:table-cell>
          <table:table-cell office:value-type="float" office:value="4027" calcext:value-type="float">
            <text:p>40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20:00:00" calcext:value-type="date">
            <text:p>17.06.2001 20:00</text:p>
          </table:table-cell>
          <table:table-cell office:value-type="float" office:value="4028" calcext:value-type="float">
            <text:p>40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21:00:00" calcext:value-type="date">
            <text:p>17.06.2001 21:00</text:p>
          </table:table-cell>
          <table:table-cell office:value-type="float" office:value="4029" calcext:value-type="float">
            <text:p>40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22:00:00" calcext:value-type="date">
            <text:p>17.06.2001 22:00</text:p>
          </table:table-cell>
          <table:table-cell office:value-type="float" office:value="4030" calcext:value-type="float">
            <text:p>40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7T23:00:00" calcext:value-type="date">
            <text:p>17.06.2001 23:00</text:p>
          </table:table-cell>
          <table:table-cell office:value-type="float" office:value="4031" calcext:value-type="float">
            <text:p>40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" calcext:value-type="date">
            <text:p>18.06.2001 00:00</text:p>
          </table:table-cell>
          <table:table-cell office:value-type="float" office:value="4032" calcext:value-type="float">
            <text:p>40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1:00:00" calcext:value-type="date">
            <text:p>18.06.2001 01:00</text:p>
          </table:table-cell>
          <table:table-cell office:value-type="float" office:value="4033" calcext:value-type="float">
            <text:p>40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2:00:00" calcext:value-type="date">
            <text:p>18.06.2001 02:00</text:p>
          </table:table-cell>
          <table:table-cell office:value-type="float" office:value="4034" calcext:value-type="float">
            <text:p>40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3:00:00" calcext:value-type="date">
            <text:p>18.06.2001 03:00</text:p>
          </table:table-cell>
          <table:table-cell office:value-type="float" office:value="4035" calcext:value-type="float">
            <text:p>40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4:00:00" calcext:value-type="date">
            <text:p>18.06.2001 04:00</text:p>
          </table:table-cell>
          <table:table-cell office:value-type="float" office:value="4036" calcext:value-type="float">
            <text:p>40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5:00:00" calcext:value-type="date">
            <text:p>18.06.2001 05:00</text:p>
          </table:table-cell>
          <table:table-cell office:value-type="float" office:value="4037" calcext:value-type="float">
            <text:p>40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6:00:00" calcext:value-type="date">
            <text:p>18.06.2001 06:00</text:p>
          </table:table-cell>
          <table:table-cell office:value-type="float" office:value="4038" calcext:value-type="float">
            <text:p>40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7:00:00" calcext:value-type="date">
            <text:p>18.06.2001 07:00</text:p>
          </table:table-cell>
          <table:table-cell office:value-type="float" office:value="4039" calcext:value-type="float">
            <text:p>40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8:00:00" calcext:value-type="date">
            <text:p>18.06.2001 08:00</text:p>
          </table:table-cell>
          <table:table-cell office:value-type="float" office:value="4040" calcext:value-type="float">
            <text:p>40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09:00:00" calcext:value-type="date">
            <text:p>18.06.2001 09:00</text:p>
          </table:table-cell>
          <table:table-cell office:value-type="float" office:value="4041" calcext:value-type="float">
            <text:p>40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0:00:00" calcext:value-type="date">
            <text:p>18.06.2001 10:00</text:p>
          </table:table-cell>
          <table:table-cell office:value-type="float" office:value="4042" calcext:value-type="float">
            <text:p>40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1:00:00" calcext:value-type="date">
            <text:p>18.06.2001 11:00</text:p>
          </table:table-cell>
          <table:table-cell office:value-type="float" office:value="4043" calcext:value-type="float">
            <text:p>40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2:00:00" calcext:value-type="date">
            <text:p>18.06.2001 12:00</text:p>
          </table:table-cell>
          <table:table-cell office:value-type="float" office:value="4044" calcext:value-type="float">
            <text:p>404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18T13:00:00" calcext:value-type="date">
            <text:p>18.06.2001 13:00</text:p>
          </table:table-cell>
          <table:table-cell office:value-type="float" office:value="4045" calcext:value-type="float">
            <text:p>40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4:00:00" calcext:value-type="date">
            <text:p>18.06.2001 14:00</text:p>
          </table:table-cell>
          <table:table-cell office:value-type="float" office:value="4046" calcext:value-type="float">
            <text:p>40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5:00:00" calcext:value-type="date">
            <text:p>18.06.2001 15:00</text:p>
          </table:table-cell>
          <table:table-cell office:value-type="float" office:value="4047" calcext:value-type="float">
            <text:p>40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6:00:00" calcext:value-type="date">
            <text:p>18.06.2001 16:00</text:p>
          </table:table-cell>
          <table:table-cell office:value-type="float" office:value="4048" calcext:value-type="float">
            <text:p>40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7:00:00" calcext:value-type="date">
            <text:p>18.06.2001 17:00</text:p>
          </table:table-cell>
          <table:table-cell office:value-type="float" office:value="4049" calcext:value-type="float">
            <text:p>40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8:00:00" calcext:value-type="date">
            <text:p>18.06.2001 18:00</text:p>
          </table:table-cell>
          <table:table-cell office:value-type="float" office:value="4050" calcext:value-type="float">
            <text:p>40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19:00:00" calcext:value-type="date">
            <text:p>18.06.2001 19:00</text:p>
          </table:table-cell>
          <table:table-cell office:value-type="float" office:value="4051" calcext:value-type="float">
            <text:p>40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20:00:00" calcext:value-type="date">
            <text:p>18.06.2001 20:00</text:p>
          </table:table-cell>
          <table:table-cell office:value-type="float" office:value="4052" calcext:value-type="float">
            <text:p>40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21:00:00" calcext:value-type="date">
            <text:p>18.06.2001 21:00</text:p>
          </table:table-cell>
          <table:table-cell office:value-type="float" office:value="4053" calcext:value-type="float">
            <text:p>40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22:00:00" calcext:value-type="date">
            <text:p>18.06.2001 22:00</text:p>
          </table:table-cell>
          <table:table-cell office:value-type="float" office:value="4054" calcext:value-type="float">
            <text:p>405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8T23:00:00" calcext:value-type="date">
            <text:p>18.06.2001 23:00</text:p>
          </table:table-cell>
          <table:table-cell office:value-type="float" office:value="4055" calcext:value-type="float">
            <text:p>40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" calcext:value-type="date">
            <text:p>19.06.2001 00:00</text:p>
          </table:table-cell>
          <table:table-cell office:value-type="float" office:value="4056" calcext:value-type="float">
            <text:p>40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1:00:00" calcext:value-type="date">
            <text:p>19.06.2001 01:00</text:p>
          </table:table-cell>
          <table:table-cell office:value-type="float" office:value="4057" calcext:value-type="float">
            <text:p>40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2:00:00" calcext:value-type="date">
            <text:p>19.06.2001 02:00</text:p>
          </table:table-cell>
          <table:table-cell office:value-type="float" office:value="4058" calcext:value-type="float">
            <text:p>40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3:00:00" calcext:value-type="date">
            <text:p>19.06.2001 03:00</text:p>
          </table:table-cell>
          <table:table-cell office:value-type="float" office:value="4059" calcext:value-type="float">
            <text:p>40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4:00:00" calcext:value-type="date">
            <text:p>19.06.2001 04:00</text:p>
          </table:table-cell>
          <table:table-cell office:value-type="float" office:value="4060" calcext:value-type="float">
            <text:p>40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5:00:00" calcext:value-type="date">
            <text:p>19.06.2001 05:00</text:p>
          </table:table-cell>
          <table:table-cell office:value-type="float" office:value="4061" calcext:value-type="float">
            <text:p>40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6:00:00" calcext:value-type="date">
            <text:p>19.06.2001 06:00</text:p>
          </table:table-cell>
          <table:table-cell office:value-type="float" office:value="4062" calcext:value-type="float">
            <text:p>40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7:00:00" calcext:value-type="date">
            <text:p>19.06.2001 07:00</text:p>
          </table:table-cell>
          <table:table-cell office:value-type="float" office:value="4063" calcext:value-type="float">
            <text:p>40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8:00:00" calcext:value-type="date">
            <text:p>19.06.2001 08:00</text:p>
          </table:table-cell>
          <table:table-cell office:value-type="float" office:value="4064" calcext:value-type="float">
            <text:p>406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09:00:00" calcext:value-type="date">
            <text:p>19.06.2001 09:00</text:p>
          </table:table-cell>
          <table:table-cell office:value-type="float" office:value="4065" calcext:value-type="float">
            <text:p>40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0:00:00" calcext:value-type="date">
            <text:p>19.06.2001 10:00</text:p>
          </table:table-cell>
          <table:table-cell office:value-type="float" office:value="4066" calcext:value-type="float">
            <text:p>406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1:00:00" calcext:value-type="date">
            <text:p>19.06.2001 11:00</text:p>
          </table:table-cell>
          <table:table-cell office:value-type="float" office:value="4067" calcext:value-type="float">
            <text:p>40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2:00:00" calcext:value-type="date">
            <text:p>19.06.2001 12:00</text:p>
          </table:table-cell>
          <table:table-cell office:value-type="float" office:value="4068" calcext:value-type="float">
            <text:p>40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3:00:00" calcext:value-type="date">
            <text:p>19.06.2001 13:00</text:p>
          </table:table-cell>
          <table:table-cell office:value-type="float" office:value="4069" calcext:value-type="float">
            <text:p>406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4:00:00" calcext:value-type="date">
            <text:p>19.06.2001 14:00</text:p>
          </table:table-cell>
          <table:table-cell office:value-type="float" office:value="4070" calcext:value-type="float">
            <text:p>40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5:00:00" calcext:value-type="date">
            <text:p>19.06.2001 15:00</text:p>
          </table:table-cell>
          <table:table-cell office:value-type="float" office:value="4071" calcext:value-type="float">
            <text:p>40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6:00:00" calcext:value-type="date">
            <text:p>19.06.2001 16:00</text:p>
          </table:table-cell>
          <table:table-cell office:value-type="float" office:value="4072" calcext:value-type="float">
            <text:p>407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7:00:00" calcext:value-type="date">
            <text:p>19.06.2001 17:00</text:p>
          </table:table-cell>
          <table:table-cell office:value-type="float" office:value="4073" calcext:value-type="float">
            <text:p>40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18:00:00" calcext:value-type="date">
            <text:p>19.06.2001 18:00</text:p>
          </table:table-cell>
          <table:table-cell office:value-type="float" office:value="4074" calcext:value-type="float">
            <text:p>407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19T19:00:00" calcext:value-type="date">
            <text:p>19.06.2001 19:00</text:p>
          </table:table-cell>
          <table:table-cell office:value-type="float" office:value="4075" calcext:value-type="float">
            <text:p>407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20:00:00" calcext:value-type="date">
            <text:p>19.06.2001 20:00</text:p>
          </table:table-cell>
          <table:table-cell office:value-type="float" office:value="4076" calcext:value-type="float">
            <text:p>40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21:00:00" calcext:value-type="date">
            <text:p>19.06.2001 21:00</text:p>
          </table:table-cell>
          <table:table-cell office:value-type="float" office:value="4077" calcext:value-type="float">
            <text:p>40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22:00:00" calcext:value-type="date">
            <text:p>19.06.2001 22:00</text:p>
          </table:table-cell>
          <table:table-cell office:value-type="float" office:value="4078" calcext:value-type="float">
            <text:p>407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19T23:00:00" calcext:value-type="date">
            <text:p>19.06.2001 23:00</text:p>
          </table:table-cell>
          <table:table-cell office:value-type="float" office:value="4079" calcext:value-type="float">
            <text:p>40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" calcext:value-type="date">
            <text:p>20.06.2001 00:00</text:p>
          </table:table-cell>
          <table:table-cell office:value-type="float" office:value="4080" calcext:value-type="float">
            <text:p>40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1:00:00" calcext:value-type="date">
            <text:p>20.06.2001 01:00</text:p>
          </table:table-cell>
          <table:table-cell office:value-type="float" office:value="4081" calcext:value-type="float">
            <text:p>408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2:00:00" calcext:value-type="date">
            <text:p>20.06.2001 02:00</text:p>
          </table:table-cell>
          <table:table-cell office:value-type="float" office:value="4082" calcext:value-type="float">
            <text:p>40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3:00:00" calcext:value-type="date">
            <text:p>20.06.2001 03:00</text:p>
          </table:table-cell>
          <table:table-cell office:value-type="float" office:value="4083" calcext:value-type="float">
            <text:p>40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4:00:00" calcext:value-type="date">
            <text:p>20.06.2001 04:00</text:p>
          </table:table-cell>
          <table:table-cell office:value-type="float" office:value="4084" calcext:value-type="float">
            <text:p>408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5:00:00" calcext:value-type="date">
            <text:p>20.06.2001 05:00</text:p>
          </table:table-cell>
          <table:table-cell office:value-type="float" office:value="4085" calcext:value-type="float">
            <text:p>40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6:00:00" calcext:value-type="date">
            <text:p>20.06.2001 06:00</text:p>
          </table:table-cell>
          <table:table-cell office:value-type="float" office:value="4086" calcext:value-type="float">
            <text:p>40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7:00:00" calcext:value-type="date">
            <text:p>20.06.2001 07:00</text:p>
          </table:table-cell>
          <table:table-cell office:value-type="float" office:value="4087" calcext:value-type="float">
            <text:p>408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8:00:00" calcext:value-type="date">
            <text:p>20.06.2001 08:00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09:00:00" calcext:value-type="date">
            <text:p>20.06.2001 09:00</text:p>
          </table:table-cell>
          <table:table-cell office:value-type="float" office:value="4089" calcext:value-type="float">
            <text:p>40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0:00:00" calcext:value-type="date">
            <text:p>20.06.2001 10:00</text:p>
          </table:table-cell>
          <table:table-cell office:value-type="float" office:value="4090" calcext:value-type="float">
            <text:p>40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1:00:00" calcext:value-type="date">
            <text:p>20.06.2001 11:00</text:p>
          </table:table-cell>
          <table:table-cell office:value-type="float" office:value="4091" calcext:value-type="float">
            <text:p>40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2:00:00" calcext:value-type="date">
            <text:p>20.06.2001 12:00</text:p>
          </table:table-cell>
          <table:table-cell office:value-type="float" office:value="4092" calcext:value-type="float">
            <text:p>40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3:00:00" calcext:value-type="date">
            <text:p>20.06.2001 13:00</text:p>
          </table:table-cell>
          <table:table-cell office:value-type="float" office:value="4093" calcext:value-type="float">
            <text:p>409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4:00:00" calcext:value-type="date">
            <text:p>20.06.2001 14:00</text:p>
          </table:table-cell>
          <table:table-cell office:value-type="float" office:value="4094" calcext:value-type="float">
            <text:p>409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5:00:00" calcext:value-type="date">
            <text:p>20.06.2001 15:00</text:p>
          </table:table-cell>
          <table:table-cell office:value-type="float" office:value="4095" calcext:value-type="float">
            <text:p>40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6:00:00" calcext:value-type="date">
            <text:p>20.06.2001 16:00</text:p>
          </table:table-cell>
          <table:table-cell office:value-type="float" office:value="4096" calcext:value-type="float">
            <text:p>409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7:00:00" calcext:value-type="date">
            <text:p>20.06.2001 17:00</text:p>
          </table:table-cell>
          <table:table-cell office:value-type="float" office:value="4097" calcext:value-type="float">
            <text:p>40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8:00:00" calcext:value-type="date">
            <text:p>20.06.2001 18:00</text:p>
          </table:table-cell>
          <table:table-cell office:value-type="float" office:value="4098" calcext:value-type="float">
            <text:p>40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19:00:00" calcext:value-type="date">
            <text:p>20.06.2001 19:00</text:p>
          </table:table-cell>
          <table:table-cell office:value-type="float" office:value="4099" calcext:value-type="float">
            <text:p>40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20:00:00" calcext:value-type="date">
            <text:p>20.06.2001 20:00</text:p>
          </table:table-cell>
          <table:table-cell office:value-type="float" office:value="4100" calcext:value-type="float">
            <text:p>41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21:00:00" calcext:value-type="date">
            <text:p>20.06.2001 21:00</text:p>
          </table:table-cell>
          <table:table-cell office:value-type="float" office:value="4101" calcext:value-type="float">
            <text:p>41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22:00:00" calcext:value-type="date">
            <text:p>20.06.2001 22:00</text:p>
          </table:table-cell>
          <table:table-cell office:value-type="float" office:value="4102" calcext:value-type="float">
            <text:p>41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0T23:00:00" calcext:value-type="date">
            <text:p>20.06.2001 23:00</text:p>
          </table:table-cell>
          <table:table-cell office:value-type="float" office:value="4103" calcext:value-type="float">
            <text:p>41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" calcext:value-type="date">
            <text:p>21.06.2001 00:00</text:p>
          </table:table-cell>
          <table:table-cell office:value-type="float" office:value="4104" calcext:value-type="float">
            <text:p>410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1T01:00:00" calcext:value-type="date">
            <text:p>21.06.2001 01:00</text:p>
          </table:table-cell>
          <table:table-cell office:value-type="float" office:value="4105" calcext:value-type="float">
            <text:p>41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2:00:00" calcext:value-type="date">
            <text:p>21.06.2001 02:00</text:p>
          </table:table-cell>
          <table:table-cell office:value-type="float" office:value="4106" calcext:value-type="float">
            <text:p>41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3:00:00" calcext:value-type="date">
            <text:p>21.06.2001 03:00</text:p>
          </table:table-cell>
          <table:table-cell office:value-type="float" office:value="4107" calcext:value-type="float">
            <text:p>41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4:00:00" calcext:value-type="date">
            <text:p>21.06.2001 04:00</text:p>
          </table:table-cell>
          <table:table-cell office:value-type="float" office:value="4108" calcext:value-type="float">
            <text:p>41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5:00:00" calcext:value-type="date">
            <text:p>21.06.2001 05:00</text:p>
          </table:table-cell>
          <table:table-cell office:value-type="float" office:value="4109" calcext:value-type="float">
            <text:p>41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6:00:00" calcext:value-type="date">
            <text:p>21.06.2001 06:00</text:p>
          </table:table-cell>
          <table:table-cell office:value-type="float" office:value="4110" calcext:value-type="float">
            <text:p>41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7:00:00" calcext:value-type="date">
            <text:p>21.06.2001 07:00</text:p>
          </table:table-cell>
          <table:table-cell office:value-type="float" office:value="4111" calcext:value-type="float">
            <text:p>41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8:00:00" calcext:value-type="date">
            <text:p>21.06.2001 08:00</text:p>
          </table:table-cell>
          <table:table-cell office:value-type="float" office:value="4112" calcext:value-type="float">
            <text:p>41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09:00:00" calcext:value-type="date">
            <text:p>21.06.2001 09:00</text:p>
          </table:table-cell>
          <table:table-cell office:value-type="float" office:value="4113" calcext:value-type="float">
            <text:p>41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0:00:00" calcext:value-type="date">
            <text:p>21.06.2001 10:00</text:p>
          </table:table-cell>
          <table:table-cell office:value-type="float" office:value="4114" calcext:value-type="float">
            <text:p>411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1:00:00" calcext:value-type="date">
            <text:p>21.06.2001 11:00</text:p>
          </table:table-cell>
          <table:table-cell office:value-type="float" office:value="4115" calcext:value-type="float">
            <text:p>41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2:00:00" calcext:value-type="date">
            <text:p>21.06.2001 12:00</text:p>
          </table:table-cell>
          <table:table-cell office:value-type="float" office:value="4116" calcext:value-type="float">
            <text:p>41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3:00:00" calcext:value-type="date">
            <text:p>21.06.2001 13:00</text:p>
          </table:table-cell>
          <table:table-cell office:value-type="float" office:value="4117" calcext:value-type="float">
            <text:p>41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4:00:00" calcext:value-type="date">
            <text:p>21.06.2001 14:00</text:p>
          </table:table-cell>
          <table:table-cell office:value-type="float" office:value="4118" calcext:value-type="float">
            <text:p>41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5:00:00" calcext:value-type="date">
            <text:p>21.06.2001 15:00</text:p>
          </table:table-cell>
          <table:table-cell office:value-type="float" office:value="4119" calcext:value-type="float">
            <text:p>41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6:00:00" calcext:value-type="date">
            <text:p>21.06.2001 16:00</text:p>
          </table:table-cell>
          <table:table-cell office:value-type="float" office:value="4120" calcext:value-type="float">
            <text:p>41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7:00:00" calcext:value-type="date">
            <text:p>21.06.2001 17:00</text:p>
          </table:table-cell>
          <table:table-cell office:value-type="float" office:value="4121" calcext:value-type="float">
            <text:p>41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8:00:00" calcext:value-type="date">
            <text:p>21.06.2001 18:00</text:p>
          </table:table-cell>
          <table:table-cell office:value-type="float" office:value="4122" calcext:value-type="float">
            <text:p>41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19:00:00" calcext:value-type="date">
            <text:p>21.06.2001 19:00</text:p>
          </table:table-cell>
          <table:table-cell office:value-type="float" office:value="4123" calcext:value-type="float">
            <text:p>41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20:00:00" calcext:value-type="date">
            <text:p>21.06.2001 20:00</text:p>
          </table:table-cell>
          <table:table-cell office:value-type="float" office:value="4124" calcext:value-type="float">
            <text:p>412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21:00:00" calcext:value-type="date">
            <text:p>21.06.2001 21:00</text:p>
          </table:table-cell>
          <table:table-cell office:value-type="float" office:value="4125" calcext:value-type="float">
            <text:p>41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22:00:00" calcext:value-type="date">
            <text:p>21.06.2001 22:00</text:p>
          </table:table-cell>
          <table:table-cell office:value-type="float" office:value="4126" calcext:value-type="float">
            <text:p>41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1T23:00:00" calcext:value-type="date">
            <text:p>21.06.2001 23:00</text:p>
          </table:table-cell>
          <table:table-cell office:value-type="float" office:value="4127" calcext:value-type="float">
            <text:p>41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" calcext:value-type="date">
            <text:p>22.06.2001 00:00</text:p>
          </table:table-cell>
          <table:table-cell office:value-type="float" office:value="4128" calcext:value-type="float">
            <text:p>41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1:00:00" calcext:value-type="date">
            <text:p>22.06.2001 01:00</text:p>
          </table:table-cell>
          <table:table-cell office:value-type="float" office:value="4129" calcext:value-type="float">
            <text:p>41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2:00:00" calcext:value-type="date">
            <text:p>22.06.2001 02:00</text:p>
          </table:table-cell>
          <table:table-cell office:value-type="float" office:value="4130" calcext:value-type="float">
            <text:p>41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3:00:00" calcext:value-type="date">
            <text:p>22.06.2001 03:00</text:p>
          </table:table-cell>
          <table:table-cell office:value-type="float" office:value="4131" calcext:value-type="float">
            <text:p>41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4:00:00" calcext:value-type="date">
            <text:p>22.06.2001 04:00</text:p>
          </table:table-cell>
          <table:table-cell office:value-type="float" office:value="4132" calcext:value-type="float">
            <text:p>41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5:00:00" calcext:value-type="date">
            <text:p>22.06.2001 05:00</text:p>
          </table:table-cell>
          <table:table-cell office:value-type="float" office:value="4133" calcext:value-type="float">
            <text:p>41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6:00:00" calcext:value-type="date">
            <text:p>22.06.2001 06:00</text:p>
          </table:table-cell>
          <table:table-cell office:value-type="float" office:value="4134" calcext:value-type="float">
            <text:p>413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2T07:00:00" calcext:value-type="date">
            <text:p>22.06.2001 07:00</text:p>
          </table:table-cell>
          <table:table-cell office:value-type="float" office:value="4135" calcext:value-type="float">
            <text:p>41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8:00:00" calcext:value-type="date">
            <text:p>22.06.2001 08:00</text:p>
          </table:table-cell>
          <table:table-cell office:value-type="float" office:value="4136" calcext:value-type="float">
            <text:p>41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09:00:00" calcext:value-type="date">
            <text:p>22.06.2001 09:00</text:p>
          </table:table-cell>
          <table:table-cell office:value-type="float" office:value="4137" calcext:value-type="float">
            <text:p>41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0:00:00" calcext:value-type="date">
            <text:p>22.06.2001 10:00</text:p>
          </table:table-cell>
          <table:table-cell office:value-type="float" office:value="4138" calcext:value-type="float">
            <text:p>41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1:00:00" calcext:value-type="date">
            <text:p>22.06.2001 11:00</text:p>
          </table:table-cell>
          <table:table-cell office:value-type="float" office:value="4139" calcext:value-type="float">
            <text:p>41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2:00:00" calcext:value-type="date">
            <text:p>22.06.2001 12:00</text:p>
          </table:table-cell>
          <table:table-cell office:value-type="float" office:value="4140" calcext:value-type="float">
            <text:p>41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3:00:00" calcext:value-type="date">
            <text:p>22.06.2001 13:00</text:p>
          </table:table-cell>
          <table:table-cell office:value-type="float" office:value="4141" calcext:value-type="float">
            <text:p>41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4:00:00" calcext:value-type="date">
            <text:p>22.06.2001 14:00</text:p>
          </table:table-cell>
          <table:table-cell office:value-type="float" office:value="4142" calcext:value-type="float">
            <text:p>41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5:00:00" calcext:value-type="date">
            <text:p>22.06.2001 15:00</text:p>
          </table:table-cell>
          <table:table-cell office:value-type="float" office:value="4143" calcext:value-type="float">
            <text:p>41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6:00:00" calcext:value-type="date">
            <text:p>22.06.2001 16:00</text:p>
          </table:table-cell>
          <table:table-cell office:value-type="float" office:value="4144" calcext:value-type="float">
            <text:p>414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7:00:00" calcext:value-type="date">
            <text:p>22.06.2001 17:00</text:p>
          </table:table-cell>
          <table:table-cell office:value-type="float" office:value="4145" calcext:value-type="float">
            <text:p>41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8:00:00" calcext:value-type="date">
            <text:p>22.06.2001 18:00</text:p>
          </table:table-cell>
          <table:table-cell office:value-type="float" office:value="4146" calcext:value-type="float">
            <text:p>41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19:00:00" calcext:value-type="date">
            <text:p>22.06.2001 19:00</text:p>
          </table:table-cell>
          <table:table-cell office:value-type="float" office:value="4147" calcext:value-type="float">
            <text:p>41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20:00:00" calcext:value-type="date">
            <text:p>22.06.2001 20:00</text:p>
          </table:table-cell>
          <table:table-cell office:value-type="float" office:value="4148" calcext:value-type="float">
            <text:p>41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21:00:00" calcext:value-type="date">
            <text:p>22.06.2001 21:00</text:p>
          </table:table-cell>
          <table:table-cell office:value-type="float" office:value="4149" calcext:value-type="float">
            <text:p>41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22:00:00" calcext:value-type="date">
            <text:p>22.06.2001 22:00</text:p>
          </table:table-cell>
          <table:table-cell office:value-type="float" office:value="4150" calcext:value-type="float">
            <text:p>41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2T23:00:00" calcext:value-type="date">
            <text:p>22.06.2001 23:00</text:p>
          </table:table-cell>
          <table:table-cell office:value-type="float" office:value="4151" calcext:value-type="float">
            <text:p>41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" calcext:value-type="date">
            <text:p>23.06.2001 00:00</text:p>
          </table:table-cell>
          <table:table-cell office:value-type="float" office:value="4152" calcext:value-type="float">
            <text:p>41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1:00:00" calcext:value-type="date">
            <text:p>23.06.2001 01:00</text:p>
          </table:table-cell>
          <table:table-cell office:value-type="float" office:value="4153" calcext:value-type="float">
            <text:p>41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2:00:00" calcext:value-type="date">
            <text:p>23.06.2001 02:00</text:p>
          </table:table-cell>
          <table:table-cell office:value-type="float" office:value="4154" calcext:value-type="float">
            <text:p>415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3:00:00" calcext:value-type="date">
            <text:p>23.06.2001 03:00</text:p>
          </table:table-cell>
          <table:table-cell office:value-type="float" office:value="4155" calcext:value-type="float">
            <text:p>41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4:00:00" calcext:value-type="date">
            <text:p>23.06.2001 04:00</text:p>
          </table:table-cell>
          <table:table-cell office:value-type="float" office:value="4156" calcext:value-type="float">
            <text:p>41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5:00:00" calcext:value-type="date">
            <text:p>23.06.2001 05:00</text:p>
          </table:table-cell>
          <table:table-cell office:value-type="float" office:value="4157" calcext:value-type="float">
            <text:p>41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6:00:00" calcext:value-type="date">
            <text:p>23.06.2001 06:00</text:p>
          </table:table-cell>
          <table:table-cell office:value-type="float" office:value="4158" calcext:value-type="float">
            <text:p>41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7:00:00" calcext:value-type="date">
            <text:p>23.06.2001 07:00</text:p>
          </table:table-cell>
          <table:table-cell office:value-type="float" office:value="4159" calcext:value-type="float">
            <text:p>41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8:00:00" calcext:value-type="date">
            <text:p>23.06.2001 08:00</text:p>
          </table:table-cell>
          <table:table-cell office:value-type="float" office:value="4160" calcext:value-type="float">
            <text:p>41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09:00:00" calcext:value-type="date">
            <text:p>23.06.2001 09:00</text:p>
          </table:table-cell>
          <table:table-cell office:value-type="float" office:value="4161" calcext:value-type="float">
            <text:p>41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0:00:00" calcext:value-type="date">
            <text:p>23.06.2001 10:00</text:p>
          </table:table-cell>
          <table:table-cell office:value-type="float" office:value="4162" calcext:value-type="float">
            <text:p>41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1:00:00" calcext:value-type="date">
            <text:p>23.06.2001 11:00</text:p>
          </table:table-cell>
          <table:table-cell office:value-type="float" office:value="4163" calcext:value-type="float">
            <text:p>41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2:00:00" calcext:value-type="date">
            <text:p>23.06.2001 12:00</text:p>
          </table:table-cell>
          <table:table-cell office:value-type="float" office:value="4164" calcext:value-type="float">
            <text:p>416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3T13:00:00" calcext:value-type="date">
            <text:p>23.06.2001 13:00</text:p>
          </table:table-cell>
          <table:table-cell office:value-type="float" office:value="4165" calcext:value-type="float">
            <text:p>41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4:00:00" calcext:value-type="date">
            <text:p>23.06.2001 14:00</text:p>
          </table:table-cell>
          <table:table-cell office:value-type="float" office:value="4166" calcext:value-type="float">
            <text:p>416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5:00:00" calcext:value-type="date">
            <text:p>23.06.2001 15:00</text:p>
          </table:table-cell>
          <table:table-cell office:value-type="float" office:value="4167" calcext:value-type="float">
            <text:p>41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6:00:00" calcext:value-type="date">
            <text:p>23.06.2001 16:00</text:p>
          </table:table-cell>
          <table:table-cell office:value-type="float" office:value="4168" calcext:value-type="float">
            <text:p>41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7:00:00" calcext:value-type="date">
            <text:p>23.06.2001 17:00</text:p>
          </table:table-cell>
          <table:table-cell office:value-type="float" office:value="4169" calcext:value-type="float">
            <text:p>416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8:00:00" calcext:value-type="date">
            <text:p>23.06.2001 18:00</text:p>
          </table:table-cell>
          <table:table-cell office:value-type="float" office:value="4170" calcext:value-type="float">
            <text:p>41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19:00:00" calcext:value-type="date">
            <text:p>23.06.2001 19:00</text:p>
          </table:table-cell>
          <table:table-cell office:value-type="float" office:value="4171" calcext:value-type="float">
            <text:p>41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20:00:00" calcext:value-type="date">
            <text:p>23.06.2001 20:00</text:p>
          </table:table-cell>
          <table:table-cell office:value-type="float" office:value="4172" calcext:value-type="float">
            <text:p>417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21:00:00" calcext:value-type="date">
            <text:p>23.06.2001 21:00</text:p>
          </table:table-cell>
          <table:table-cell office:value-type="float" office:value="4173" calcext:value-type="float">
            <text:p>41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22:00:00" calcext:value-type="date">
            <text:p>23.06.2001 22:00</text:p>
          </table:table-cell>
          <table:table-cell office:value-type="float" office:value="4174" calcext:value-type="float">
            <text:p>417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3T23:00:00" calcext:value-type="date">
            <text:p>23.06.2001 23:00</text:p>
          </table:table-cell>
          <table:table-cell office:value-type="float" office:value="4175" calcext:value-type="float">
            <text:p>417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" calcext:value-type="date">
            <text:p>24.06.2001 00:00</text:p>
          </table:table-cell>
          <table:table-cell office:value-type="float" office:value="4176" calcext:value-type="float">
            <text:p>41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1:00:00" calcext:value-type="date">
            <text:p>24.06.2001 01:00</text:p>
          </table:table-cell>
          <table:table-cell office:value-type="float" office:value="4177" calcext:value-type="float">
            <text:p>41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2:00:00" calcext:value-type="date">
            <text:p>24.06.2001 02:00</text:p>
          </table:table-cell>
          <table:table-cell office:value-type="float" office:value="4178" calcext:value-type="float">
            <text:p>417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3:00:00" calcext:value-type="date">
            <text:p>24.06.2001 03:00</text:p>
          </table:table-cell>
          <table:table-cell office:value-type="float" office:value="4179" calcext:value-type="float">
            <text:p>41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4:00:00" calcext:value-type="date">
            <text:p>24.06.2001 04:00</text:p>
          </table:table-cell>
          <table:table-cell office:value-type="float" office:value="4180" calcext:value-type="float">
            <text:p>41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5:00:00" calcext:value-type="date">
            <text:p>24.06.2001 05:00</text:p>
          </table:table-cell>
          <table:table-cell office:value-type="float" office:value="4181" calcext:value-type="float">
            <text:p>418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6:00:00" calcext:value-type="date">
            <text:p>24.06.2001 06:00</text:p>
          </table:table-cell>
          <table:table-cell office:value-type="float" office:value="4182" calcext:value-type="float">
            <text:p>41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7:00:00" calcext:value-type="date">
            <text:p>24.06.2001 07:00</text:p>
          </table:table-cell>
          <table:table-cell office:value-type="float" office:value="4183" calcext:value-type="float">
            <text:p>41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8:00:00" calcext:value-type="date">
            <text:p>24.06.2001 08:00</text:p>
          </table:table-cell>
          <table:table-cell office:value-type="float" office:value="4184" calcext:value-type="float">
            <text:p>418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09:00:00" calcext:value-type="date">
            <text:p>24.06.2001 09:00</text:p>
          </table:table-cell>
          <table:table-cell office:value-type="float" office:value="4185" calcext:value-type="float">
            <text:p>41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0:00:00" calcext:value-type="date">
            <text:p>24.06.2001 10:00</text:p>
          </table:table-cell>
          <table:table-cell office:value-type="float" office:value="4186" calcext:value-type="float">
            <text:p>41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1:00:00" calcext:value-type="date">
            <text:p>24.06.2001 11:00</text:p>
          </table:table-cell>
          <table:table-cell office:value-type="float" office:value="4187" calcext:value-type="float">
            <text:p>418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2:00:00" calcext:value-type="date">
            <text:p>24.06.2001 12:00</text:p>
          </table:table-cell>
          <table:table-cell office:value-type="float" office:value="4188" calcext:value-type="float">
            <text:p>41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3:00:00" calcext:value-type="date">
            <text:p>24.06.2001 13:00</text:p>
          </table:table-cell>
          <table:table-cell office:value-type="float" office:value="4189" calcext:value-type="float">
            <text:p>41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4:00:00" calcext:value-type="date">
            <text:p>24.06.2001 14:00</text:p>
          </table:table-cell>
          <table:table-cell office:value-type="float" office:value="4190" calcext:value-type="float">
            <text:p>41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5:00:00" calcext:value-type="date">
            <text:p>24.06.2001 15:00</text:p>
          </table:table-cell>
          <table:table-cell office:value-type="float" office:value="4191" calcext:value-type="float">
            <text:p>41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6:00:00" calcext:value-type="date">
            <text:p>24.06.2001 16:00</text:p>
          </table:table-cell>
          <table:table-cell office:value-type="float" office:value="4192" calcext:value-type="float">
            <text:p>41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7:00:00" calcext:value-type="date">
            <text:p>24.06.2001 17:00</text:p>
          </table:table-cell>
          <table:table-cell office:value-type="float" office:value="4193" calcext:value-type="float">
            <text:p>419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18:00:00" calcext:value-type="date">
            <text:p>24.06.2001 18:00</text:p>
          </table:table-cell>
          <table:table-cell office:value-type="float" office:value="4194" calcext:value-type="float">
            <text:p>419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4T19:00:00" calcext:value-type="date">
            <text:p>24.06.2001 19:00</text:p>
          </table:table-cell>
          <table:table-cell office:value-type="float" office:value="4195" calcext:value-type="float">
            <text:p>41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20:00:00" calcext:value-type="date">
            <text:p>24.06.2001 20:00</text:p>
          </table:table-cell>
          <table:table-cell office:value-type="float" office:value="4196" calcext:value-type="float">
            <text:p>419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21:00:00" calcext:value-type="date">
            <text:p>24.06.2001 21:00</text:p>
          </table:table-cell>
          <table:table-cell office:value-type="float" office:value="4197" calcext:value-type="float">
            <text:p>41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22:00:00" calcext:value-type="date">
            <text:p>24.06.2001 22:00</text:p>
          </table:table-cell>
          <table:table-cell office:value-type="float" office:value="4198" calcext:value-type="float">
            <text:p>41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4T23:00:00" calcext:value-type="date">
            <text:p>24.06.2001 23:00</text:p>
          </table:table-cell>
          <table:table-cell office:value-type="float" office:value="4199" calcext:value-type="float">
            <text:p>41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" calcext:value-type="date">
            <text:p>25.06.2001 00:00</text:p>
          </table:table-cell>
          <table:table-cell office:value-type="float" office:value="4200" calcext:value-type="float">
            <text:p>42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1:00:00" calcext:value-type="date">
            <text:p>25.06.2001 01:00</text:p>
          </table:table-cell>
          <table:table-cell office:value-type="float" office:value="4201" calcext:value-type="float">
            <text:p>42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2:00:00" calcext:value-type="date">
            <text:p>25.06.2001 02:00</text:p>
          </table:table-cell>
          <table:table-cell office:value-type="float" office:value="4202" calcext:value-type="float">
            <text:p>42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3:00:00" calcext:value-type="date">
            <text:p>25.06.2001 03:00</text:p>
          </table:table-cell>
          <table:table-cell office:value-type="float" office:value="4203" calcext:value-type="float">
            <text:p>42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4:00:00" calcext:value-type="date">
            <text:p>25.06.2001 04:00</text:p>
          </table:table-cell>
          <table:table-cell office:value-type="float" office:value="4204" calcext:value-type="float">
            <text:p>420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5:00:00" calcext:value-type="date">
            <text:p>25.06.2001 05:00</text:p>
          </table:table-cell>
          <table:table-cell office:value-type="float" office:value="4205" calcext:value-type="float">
            <text:p>42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6:00:00" calcext:value-type="date">
            <text:p>25.06.2001 06:00</text:p>
          </table:table-cell>
          <table:table-cell office:value-type="float" office:value="4206" calcext:value-type="float">
            <text:p>42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7:00:00" calcext:value-type="date">
            <text:p>25.06.2001 07:00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8:00:00" calcext:value-type="date">
            <text:p>25.06.2001 08:00</text:p>
          </table:table-cell>
          <table:table-cell office:value-type="float" office:value="4208" calcext:value-type="float">
            <text:p>42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09:00:00" calcext:value-type="date">
            <text:p>25.06.2001 09:00</text:p>
          </table:table-cell>
          <table:table-cell office:value-type="float" office:value="4209" calcext:value-type="float">
            <text:p>42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0:00:00" calcext:value-type="date">
            <text:p>25.06.2001 10:00</text:p>
          </table:table-cell>
          <table:table-cell office:value-type="float" office:value="4210" calcext:value-type="float">
            <text:p>42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1:00:00" calcext:value-type="date">
            <text:p>25.06.2001 11:00</text:p>
          </table:table-cell>
          <table:table-cell office:value-type="float" office:value="4211" calcext:value-type="float">
            <text:p>42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2:00:00" calcext:value-type="date">
            <text:p>25.06.2001 12:00</text:p>
          </table:table-cell>
          <table:table-cell office:value-type="float" office:value="4212" calcext:value-type="float">
            <text:p>42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3:00:00" calcext:value-type="date">
            <text:p>25.06.2001 13:00</text:p>
          </table:table-cell>
          <table:table-cell office:value-type="float" office:value="4213" calcext:value-type="float">
            <text:p>42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4:00:00" calcext:value-type="date">
            <text:p>25.06.2001 14:00</text:p>
          </table:table-cell>
          <table:table-cell office:value-type="float" office:value="4214" calcext:value-type="float">
            <text:p>421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5:00:00" calcext:value-type="date">
            <text:p>25.06.2001 15:00</text:p>
          </table:table-cell>
          <table:table-cell office:value-type="float" office:value="4215" calcext:value-type="float">
            <text:p>42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6:00:00" calcext:value-type="date">
            <text:p>25.06.2001 16:00</text:p>
          </table:table-cell>
          <table:table-cell office:value-type="float" office:value="4216" calcext:value-type="float">
            <text:p>42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7:00:00" calcext:value-type="date">
            <text:p>25.06.2001 17:00</text:p>
          </table:table-cell>
          <table:table-cell office:value-type="float" office:value="4217" calcext:value-type="float">
            <text:p>42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8:00:00" calcext:value-type="date">
            <text:p>25.06.2001 18:00</text:p>
          </table:table-cell>
          <table:table-cell office:value-type="float" office:value="4218" calcext:value-type="float">
            <text:p>42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19:00:00" calcext:value-type="date">
            <text:p>25.06.2001 19:00</text:p>
          </table:table-cell>
          <table:table-cell office:value-type="float" office:value="4219" calcext:value-type="float">
            <text:p>42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20:00:00" calcext:value-type="date">
            <text:p>25.06.2001 20:00</text:p>
          </table:table-cell>
          <table:table-cell office:value-type="float" office:value="4220" calcext:value-type="float">
            <text:p>42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21:00:00" calcext:value-type="date">
            <text:p>25.06.2001 21:00</text:p>
          </table:table-cell>
          <table:table-cell office:value-type="float" office:value="4221" calcext:value-type="float">
            <text:p>42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22:00:00" calcext:value-type="date">
            <text:p>25.06.2001 22:00</text:p>
          </table:table-cell>
          <table:table-cell office:value-type="float" office:value="4222" calcext:value-type="float">
            <text:p>42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5T23:00:00" calcext:value-type="date">
            <text:p>25.06.2001 23:00</text:p>
          </table:table-cell>
          <table:table-cell office:value-type="float" office:value="4223" calcext:value-type="float">
            <text:p>42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" calcext:value-type="date">
            <text:p>26.06.2001 00:00</text:p>
          </table:table-cell>
          <table:table-cell office:value-type="float" office:value="4224" calcext:value-type="float">
            <text:p>422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6T01:00:00" calcext:value-type="date">
            <text:p>26.06.2001 01:00</text:p>
          </table:table-cell>
          <table:table-cell office:value-type="float" office:value="4225" calcext:value-type="float">
            <text:p>42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2:00:00" calcext:value-type="date">
            <text:p>26.06.2001 02:00</text:p>
          </table:table-cell>
          <table:table-cell office:value-type="float" office:value="4226" calcext:value-type="float">
            <text:p>42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3:00:00" calcext:value-type="date">
            <text:p>26.06.2001 03:00</text:p>
          </table:table-cell>
          <table:table-cell office:value-type="float" office:value="4227" calcext:value-type="float">
            <text:p>42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4:00:00" calcext:value-type="date">
            <text:p>26.06.2001 04:00</text:p>
          </table:table-cell>
          <table:table-cell office:value-type="float" office:value="4228" calcext:value-type="float">
            <text:p>42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5:00:00" calcext:value-type="date">
            <text:p>26.06.2001 05:00</text:p>
          </table:table-cell>
          <table:table-cell office:value-type="float" office:value="4229" calcext:value-type="float">
            <text:p>42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6:00:00" calcext:value-type="date">
            <text:p>26.06.2001 06:00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7:00:00" calcext:value-type="date">
            <text:p>26.06.2001 07:00</text:p>
          </table:table-cell>
          <table:table-cell office:value-type="float" office:value="4231" calcext:value-type="float">
            <text:p>42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8:00:00" calcext:value-type="date">
            <text:p>26.06.2001 08:00</text:p>
          </table:table-cell>
          <table:table-cell office:value-type="float" office:value="4232" calcext:value-type="float">
            <text:p>42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09:00:00" calcext:value-type="date">
            <text:p>26.06.2001 09:00</text:p>
          </table:table-cell>
          <table:table-cell office:value-type="float" office:value="4233" calcext:value-type="float">
            <text:p>42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0:00:00" calcext:value-type="date">
            <text:p>26.06.2001 10:00</text:p>
          </table:table-cell>
          <table:table-cell office:value-type="float" office:value="4234" calcext:value-type="float">
            <text:p>42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1:00:00" calcext:value-type="date">
            <text:p>26.06.2001 11:00</text:p>
          </table:table-cell>
          <table:table-cell office:value-type="float" office:value="4235" calcext:value-type="float">
            <text:p>42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2:00:00" calcext:value-type="date">
            <text:p>26.06.2001 12:00</text:p>
          </table:table-cell>
          <table:table-cell office:value-type="float" office:value="4236" calcext:value-type="float">
            <text:p>42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3:00:00" calcext:value-type="date">
            <text:p>26.06.2001 13:00</text:p>
          </table:table-cell>
          <table:table-cell office:value-type="float" office:value="4237" calcext:value-type="float">
            <text:p>42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4:00:00" calcext:value-type="date">
            <text:p>26.06.2001 14:00</text:p>
          </table:table-cell>
          <table:table-cell office:value-type="float" office:value="4238" calcext:value-type="float">
            <text:p>42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5:00:00" calcext:value-type="date">
            <text:p>26.06.2001 15:00</text:p>
          </table:table-cell>
          <table:table-cell office:value-type="float" office:value="4239" calcext:value-type="float">
            <text:p>42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6:00:00" calcext:value-type="date">
            <text:p>26.06.2001 16:00</text:p>
          </table:table-cell>
          <table:table-cell office:value-type="float" office:value="4240" calcext:value-type="float">
            <text:p>42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7:00:00" calcext:value-type="date">
            <text:p>26.06.2001 17:00</text:p>
          </table:table-cell>
          <table:table-cell office:value-type="float" office:value="4241" calcext:value-type="float">
            <text:p>42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8:00:00" calcext:value-type="date">
            <text:p>26.06.2001 18:00</text:p>
          </table:table-cell>
          <table:table-cell office:value-type="float" office:value="4242" calcext:value-type="float">
            <text:p>42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19:00:00" calcext:value-type="date">
            <text:p>26.06.2001 19:00</text:p>
          </table:table-cell>
          <table:table-cell office:value-type="float" office:value="4243" calcext:value-type="float">
            <text:p>42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20:00:00" calcext:value-type="date">
            <text:p>26.06.2001 20:00</text:p>
          </table:table-cell>
          <table:table-cell office:value-type="float" office:value="4244" calcext:value-type="float">
            <text:p>424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21:00:00" calcext:value-type="date">
            <text:p>26.06.2001 21:00</text:p>
          </table:table-cell>
          <table:table-cell office:value-type="float" office:value="4245" calcext:value-type="float">
            <text:p>424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22:00:00" calcext:value-type="date">
            <text:p>26.06.2001 22:00</text:p>
          </table:table-cell>
          <table:table-cell office:value-type="float" office:value="4246" calcext:value-type="float">
            <text:p>424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6T23:00:00" calcext:value-type="date">
            <text:p>26.06.2001 23:00</text:p>
          </table:table-cell>
          <table:table-cell office:value-type="float" office:value="4247" calcext:value-type="float">
            <text:p>424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" calcext:value-type="date">
            <text:p>27.06.2001 00:00</text:p>
          </table:table-cell>
          <table:table-cell office:value-type="float" office:value="4248" calcext:value-type="float">
            <text:p>424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1:00:00" calcext:value-type="date">
            <text:p>27.06.2001 01:00</text:p>
          </table:table-cell>
          <table:table-cell office:value-type="float" office:value="4249" calcext:value-type="float">
            <text:p>424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2:00:00" calcext:value-type="date">
            <text:p>27.06.2001 02:00</text:p>
          </table:table-cell>
          <table:table-cell office:value-type="float" office:value="4250" calcext:value-type="float">
            <text:p>425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3:00:00" calcext:value-type="date">
            <text:p>27.06.2001 03:00</text:p>
          </table:table-cell>
          <table:table-cell office:value-type="float" office:value="4251" calcext:value-type="float">
            <text:p>425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4:00:00" calcext:value-type="date">
            <text:p>27.06.2001 04:00</text:p>
          </table:table-cell>
          <table:table-cell office:value-type="float" office:value="4252" calcext:value-type="float">
            <text:p>425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5:00:00" calcext:value-type="date">
            <text:p>27.06.2001 05:00</text:p>
          </table:table-cell>
          <table:table-cell office:value-type="float" office:value="4253" calcext:value-type="float">
            <text:p>425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6:00:00" calcext:value-type="date">
            <text:p>27.06.2001 06:00</text:p>
          </table:table-cell>
          <table:table-cell office:value-type="float" office:value="4254" calcext:value-type="float">
            <text:p>425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7T07:00:00" calcext:value-type="date">
            <text:p>27.06.2001 07:00</text:p>
          </table:table-cell>
          <table:table-cell office:value-type="float" office:value="4255" calcext:value-type="float">
            <text:p>425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8:00:00" calcext:value-type="date">
            <text:p>27.06.2001 08:00</text:p>
          </table:table-cell>
          <table:table-cell office:value-type="float" office:value="4256" calcext:value-type="float">
            <text:p>425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09:00:00" calcext:value-type="date">
            <text:p>27.06.2001 09:00</text:p>
          </table:table-cell>
          <table:table-cell office:value-type="float" office:value="4257" calcext:value-type="float">
            <text:p>425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0:00:00" calcext:value-type="date">
            <text:p>27.06.2001 10:00</text:p>
          </table:table-cell>
          <table:table-cell office:value-type="float" office:value="4258" calcext:value-type="float">
            <text:p>425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1:00:00" calcext:value-type="date">
            <text:p>27.06.2001 11:00</text:p>
          </table:table-cell>
          <table:table-cell office:value-type="float" office:value="4259" calcext:value-type="float">
            <text:p>425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2:00:00" calcext:value-type="date">
            <text:p>27.06.2001 12:00</text:p>
          </table:table-cell>
          <table:table-cell office:value-type="float" office:value="4260" calcext:value-type="float">
            <text:p>426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3:00:00" calcext:value-type="date">
            <text:p>27.06.2001 13:00</text:p>
          </table:table-cell>
          <table:table-cell office:value-type="float" office:value="4261" calcext:value-type="float">
            <text:p>426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4:00:00" calcext:value-type="date">
            <text:p>27.06.2001 14:00</text:p>
          </table:table-cell>
          <table:table-cell office:value-type="float" office:value="4262" calcext:value-type="float">
            <text:p>426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5:00:00" calcext:value-type="date">
            <text:p>27.06.2001 15:00</text:p>
          </table:table-cell>
          <table:table-cell office:value-type="float" office:value="4263" calcext:value-type="float">
            <text:p>426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6:00:00" calcext:value-type="date">
            <text:p>27.06.2001 16:00</text:p>
          </table:table-cell>
          <table:table-cell office:value-type="float" office:value="4264" calcext:value-type="float">
            <text:p>426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7:00:00" calcext:value-type="date">
            <text:p>27.06.2001 17:00</text:p>
          </table:table-cell>
          <table:table-cell office:value-type="float" office:value="4265" calcext:value-type="float">
            <text:p>426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8:00:00" calcext:value-type="date">
            <text:p>27.06.2001 18:00</text:p>
          </table:table-cell>
          <table:table-cell office:value-type="float" office:value="4266" calcext:value-type="float">
            <text:p>426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19:00:00" calcext:value-type="date">
            <text:p>27.06.2001 19:00</text:p>
          </table:table-cell>
          <table:table-cell office:value-type="float" office:value="4267" calcext:value-type="float">
            <text:p>426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20:00:00" calcext:value-type="date">
            <text:p>27.06.2001 20:00</text:p>
          </table:table-cell>
          <table:table-cell office:value-type="float" office:value="4268" calcext:value-type="float">
            <text:p>426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21:00:00" calcext:value-type="date">
            <text:p>27.06.2001 21:00</text:p>
          </table:table-cell>
          <table:table-cell office:value-type="float" office:value="4269" calcext:value-type="float">
            <text:p>426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22:00:00" calcext:value-type="date">
            <text:p>27.06.2001 22:00</text:p>
          </table:table-cell>
          <table:table-cell office:value-type="float" office:value="4270" calcext:value-type="float">
            <text:p>427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7T23:00:00" calcext:value-type="date">
            <text:p>27.06.2001 23:00</text:p>
          </table:table-cell>
          <table:table-cell office:value-type="float" office:value="4271" calcext:value-type="float">
            <text:p>427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" calcext:value-type="date">
            <text:p>28.06.2001 00:00</text:p>
          </table:table-cell>
          <table:table-cell office:value-type="float" office:value="4272" calcext:value-type="float">
            <text:p>427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1:00:00" calcext:value-type="date">
            <text:p>28.06.2001 01:00</text:p>
          </table:table-cell>
          <table:table-cell office:value-type="float" office:value="4273" calcext:value-type="float">
            <text:p>427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2:00:00" calcext:value-type="date">
            <text:p>28.06.2001 02:00</text:p>
          </table:table-cell>
          <table:table-cell office:value-type="float" office:value="4274" calcext:value-type="float">
            <text:p>427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3:00:00" calcext:value-type="date">
            <text:p>28.06.2001 03:00</text:p>
          </table:table-cell>
          <table:table-cell office:value-type="float" office:value="4275" calcext:value-type="float">
            <text:p>427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4:00:00" calcext:value-type="date">
            <text:p>28.06.2001 04:00</text:p>
          </table:table-cell>
          <table:table-cell office:value-type="float" office:value="4276" calcext:value-type="float">
            <text:p>427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5:00:00" calcext:value-type="date">
            <text:p>28.06.2001 05:00</text:p>
          </table:table-cell>
          <table:table-cell office:value-type="float" office:value="4277" calcext:value-type="float">
            <text:p>427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6:00:00" calcext:value-type="date">
            <text:p>28.06.2001 06:00</text:p>
          </table:table-cell>
          <table:table-cell office:value-type="float" office:value="4278" calcext:value-type="float">
            <text:p>427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7:00:00" calcext:value-type="date">
            <text:p>28.06.2001 07:00</text:p>
          </table:table-cell>
          <table:table-cell office:value-type="float" office:value="4279" calcext:value-type="float">
            <text:p>427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8:00:00" calcext:value-type="date">
            <text:p>28.06.2001 08:00</text:p>
          </table:table-cell>
          <table:table-cell office:value-type="float" office:value="4280" calcext:value-type="float">
            <text:p>428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09:00:00" calcext:value-type="date">
            <text:p>28.06.2001 09:00</text:p>
          </table:table-cell>
          <table:table-cell office:value-type="float" office:value="4281" calcext:value-type="float">
            <text:p>428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0:00:00" calcext:value-type="date">
            <text:p>28.06.2001 10:00</text:p>
          </table:table-cell>
          <table:table-cell office:value-type="float" office:value="4282" calcext:value-type="float">
            <text:p>428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1:00:00" calcext:value-type="date">
            <text:p>28.06.2001 11:00</text:p>
          </table:table-cell>
          <table:table-cell office:value-type="float" office:value="4283" calcext:value-type="float">
            <text:p>428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2:00:00" calcext:value-type="date">
            <text:p>28.06.2001 12:00</text:p>
          </table:table-cell>
          <table:table-cell office:value-type="float" office:value="4284" calcext:value-type="float">
            <text:p>428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8T13:00:00" calcext:value-type="date">
            <text:p>28.06.2001 13:00</text:p>
          </table:table-cell>
          <table:table-cell office:value-type="float" office:value="4285" calcext:value-type="float">
            <text:p>428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4:00:00" calcext:value-type="date">
            <text:p>28.06.2001 14:00</text:p>
          </table:table-cell>
          <table:table-cell office:value-type="float" office:value="4286" calcext:value-type="float">
            <text:p>428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5:00:00" calcext:value-type="date">
            <text:p>28.06.2001 15:00</text:p>
          </table:table-cell>
          <table:table-cell office:value-type="float" office:value="4287" calcext:value-type="float">
            <text:p>428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6:00:00" calcext:value-type="date">
            <text:p>28.06.2001 16:00</text:p>
          </table:table-cell>
          <table:table-cell office:value-type="float" office:value="4288" calcext:value-type="float">
            <text:p>428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7:00:00" calcext:value-type="date">
            <text:p>28.06.2001 17:00</text:p>
          </table:table-cell>
          <table:table-cell office:value-type="float" office:value="4289" calcext:value-type="float">
            <text:p>428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8:00:00" calcext:value-type="date">
            <text:p>28.06.2001 18:00</text:p>
          </table:table-cell>
          <table:table-cell office:value-type="float" office:value="4290" calcext:value-type="float">
            <text:p>429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19:00:00" calcext:value-type="date">
            <text:p>28.06.2001 19:00</text:p>
          </table:table-cell>
          <table:table-cell office:value-type="float" office:value="4291" calcext:value-type="float">
            <text:p>429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20:00:00" calcext:value-type="date">
            <text:p>28.06.2001 20:00</text:p>
          </table:table-cell>
          <table:table-cell office:value-type="float" office:value="4292" calcext:value-type="float">
            <text:p>429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21:00:00" calcext:value-type="date">
            <text:p>28.06.2001 21:00</text:p>
          </table:table-cell>
          <table:table-cell office:value-type="float" office:value="4293" calcext:value-type="float">
            <text:p>429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22:00:00" calcext:value-type="date">
            <text:p>28.06.2001 22:00</text:p>
          </table:table-cell>
          <table:table-cell office:value-type="float" office:value="4294" calcext:value-type="float">
            <text:p>429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8T23:00:00" calcext:value-type="date">
            <text:p>28.06.2001 23:00</text:p>
          </table:table-cell>
          <table:table-cell office:value-type="float" office:value="4295" calcext:value-type="float">
            <text:p>429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" calcext:value-type="date">
            <text:p>29.06.2001 00:00</text:p>
          </table:table-cell>
          <table:table-cell office:value-type="float" office:value="4296" calcext:value-type="float">
            <text:p>429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1:00:00" calcext:value-type="date">
            <text:p>29.06.2001 01:00</text:p>
          </table:table-cell>
          <table:table-cell office:value-type="float" office:value="4297" calcext:value-type="float">
            <text:p>429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2:00:00" calcext:value-type="date">
            <text:p>29.06.2001 02:00</text:p>
          </table:table-cell>
          <table:table-cell office:value-type="float" office:value="4298" calcext:value-type="float">
            <text:p>429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3:00:00" calcext:value-type="date">
            <text:p>29.06.2001 03:00</text:p>
          </table:table-cell>
          <table:table-cell office:value-type="float" office:value="4299" calcext:value-type="float">
            <text:p>429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4:00:00" calcext:value-type="date">
            <text:p>29.06.2001 04:00</text:p>
          </table:table-cell>
          <table:table-cell office:value-type="float" office:value="4300" calcext:value-type="float">
            <text:p>430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5:00:00" calcext:value-type="date">
            <text:p>29.06.2001 05:00</text:p>
          </table:table-cell>
          <table:table-cell office:value-type="float" office:value="4301" calcext:value-type="float">
            <text:p>430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6:00:00" calcext:value-type="date">
            <text:p>29.06.2001 06:00</text:p>
          </table:table-cell>
          <table:table-cell office:value-type="float" office:value="4302" calcext:value-type="float">
            <text:p>430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7:00:00" calcext:value-type="date">
            <text:p>29.06.2001 07:00</text:p>
          </table:table-cell>
          <table:table-cell office:value-type="float" office:value="4303" calcext:value-type="float">
            <text:p>430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8:00:00" calcext:value-type="date">
            <text:p>29.06.2001 08:00</text:p>
          </table:table-cell>
          <table:table-cell office:value-type="float" office:value="4304" calcext:value-type="float">
            <text:p>430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09:00:00" calcext:value-type="date">
            <text:p>29.06.2001 09:00</text:p>
          </table:table-cell>
          <table:table-cell office:value-type="float" office:value="4305" calcext:value-type="float">
            <text:p>430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0:00:00" calcext:value-type="date">
            <text:p>29.06.2001 10:00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1:00:00" calcext:value-type="date">
            <text:p>29.06.2001 11:00</text:p>
          </table:table-cell>
          <table:table-cell office:value-type="float" office:value="4307" calcext:value-type="float">
            <text:p>430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2:00:00" calcext:value-type="date">
            <text:p>29.06.2001 12:00</text:p>
          </table:table-cell>
          <table:table-cell office:value-type="float" office:value="4308" calcext:value-type="float">
            <text:p>430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3:00:00" calcext:value-type="date">
            <text:p>29.06.2001 13:00</text:p>
          </table:table-cell>
          <table:table-cell office:value-type="float" office:value="4309" calcext:value-type="float">
            <text:p>430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4:00:00" calcext:value-type="date">
            <text:p>29.06.2001 14:00</text:p>
          </table:table-cell>
          <table:table-cell office:value-type="float" office:value="4310" calcext:value-type="float">
            <text:p>431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5:00:00" calcext:value-type="date">
            <text:p>29.06.2001 15:00</text:p>
          </table:table-cell>
          <table:table-cell office:value-type="float" office:value="4311" calcext:value-type="float">
            <text:p>431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6:00:00" calcext:value-type="date">
            <text:p>29.06.2001 16:00</text:p>
          </table:table-cell>
          <table:table-cell office:value-type="float" office:value="4312" calcext:value-type="float">
            <text:p>431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7:00:00" calcext:value-type="date">
            <text:p>29.06.2001 17:00</text:p>
          </table:table-cell>
          <table:table-cell office:value-type="float" office:value="4313" calcext:value-type="float">
            <text:p>431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18:00:00" calcext:value-type="date">
            <text:p>29.06.2001 18:00</text:p>
          </table:table-cell>
          <table:table-cell office:value-type="float" office:value="4314" calcext:value-type="float">
            <text:p>431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>
          <table:table-cell table:style-name="ce14" office:value-type="date" office:date-value="2001-06-29T19:00:00" calcext:value-type="date">
            <text:p>29.06.2001 19:00</text:p>
          </table:table-cell>
          <table:table-cell office:value-type="float" office:value="4315" calcext:value-type="float">
            <text:p>431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20:00:00" calcext:value-type="date">
            <text:p>29.06.2001 20:00</text:p>
          </table:table-cell>
          <table:table-cell office:value-type="float" office:value="4316" calcext:value-type="float">
            <text:p>431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21:00:00" calcext:value-type="date">
            <text:p>29.06.2001 21:00</text:p>
          </table:table-cell>
          <table:table-cell office:value-type="float" office:value="4317" calcext:value-type="float">
            <text:p>431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22:00:00" calcext:value-type="date">
            <text:p>29.06.2001 22:00</text:p>
          </table:table-cell>
          <table:table-cell office:value-type="float" office:value="4318" calcext:value-type="float">
            <text:p>431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29T23:00:00" calcext:value-type="date">
            <text:p>29.06.2001 23:00</text:p>
          </table:table-cell>
          <table:table-cell office:value-type="float" office:value="4319" calcext:value-type="float">
            <text:p>431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" calcext:value-type="date">
            <text:p>30.06.2001 00:00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1:00:00" calcext:value-type="date">
            <text:p>30.06.2001 01:00</text:p>
          </table:table-cell>
          <table:table-cell office:value-type="float" office:value="4321" calcext:value-type="float">
            <text:p>432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2:00:00" calcext:value-type="date">
            <text:p>30.06.2001 02:00</text:p>
          </table:table-cell>
          <table:table-cell office:value-type="float" office:value="4322" calcext:value-type="float">
            <text:p>432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3:00:00" calcext:value-type="date">
            <text:p>30.06.2001 03:00</text:p>
          </table:table-cell>
          <table:table-cell office:value-type="float" office:value="4323" calcext:value-type="float">
            <text:p>432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4:00:00" calcext:value-type="date">
            <text:p>30.06.2001 04:00</text:p>
          </table:table-cell>
          <table:table-cell office:value-type="float" office:value="4324" calcext:value-type="float">
            <text:p>432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5:00:00" calcext:value-type="date">
            <text:p>30.06.2001 05:00</text:p>
          </table:table-cell>
          <table:table-cell office:value-type="float" office:value="4325" calcext:value-type="float">
            <text:p>432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6:00:00" calcext:value-type="date">
            <text:p>30.06.2001 06:00</text:p>
          </table:table-cell>
          <table:table-cell office:value-type="float" office:value="4326" calcext:value-type="float">
            <text:p>432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7:00:00" calcext:value-type="date">
            <text:p>30.06.2001 07:00</text:p>
          </table:table-cell>
          <table:table-cell office:value-type="float" office:value="4327" calcext:value-type="float">
            <text:p>432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8:00:00" calcext:value-type="date">
            <text:p>30.06.2001 08:00</text:p>
          </table:table-cell>
          <table:table-cell office:value-type="float" office:value="4328" calcext:value-type="float">
            <text:p>432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09:00:00" calcext:value-type="date">
            <text:p>30.06.2001 09:00</text:p>
          </table:table-cell>
          <table:table-cell office:value-type="float" office:value="4329" calcext:value-type="float">
            <text:p>432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0:00:00" calcext:value-type="date">
            <text:p>30.06.2001 10:00</text:p>
          </table:table-cell>
          <table:table-cell office:value-type="float" office:value="4330" calcext:value-type="float">
            <text:p>433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1:00:00" calcext:value-type="date">
            <text:p>30.06.2001 11:00</text:p>
          </table:table-cell>
          <table:table-cell office:value-type="float" office:value="4331" calcext:value-type="float">
            <text:p>433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2:00:00" calcext:value-type="date">
            <text:p>30.06.2001 12:00</text:p>
          </table:table-cell>
          <table:table-cell office:value-type="float" office:value="4332" calcext:value-type="float">
            <text:p>433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3:00:00" calcext:value-type="date">
            <text:p>30.06.2001 13:00</text:p>
          </table:table-cell>
          <table:table-cell office:value-type="float" office:value="4333" calcext:value-type="float">
            <text:p>433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4:00:00" calcext:value-type="date">
            <text:p>30.06.2001 14:00</text:p>
          </table:table-cell>
          <table:table-cell office:value-type="float" office:value="4334" calcext:value-type="float">
            <text:p>4334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5:00:00" calcext:value-type="date">
            <text:p>30.06.2001 15:00</text:p>
          </table:table-cell>
          <table:table-cell office:value-type="float" office:value="4335" calcext:value-type="float">
            <text:p>4335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6:00:00" calcext:value-type="date">
            <text:p>30.06.2001 16:00</text:p>
          </table:table-cell>
          <table:table-cell office:value-type="float" office:value="4336" calcext:value-type="float">
            <text:p>4336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7:00:00" calcext:value-type="date">
            <text:p>30.06.2001 17:00</text:p>
          </table:table-cell>
          <table:table-cell office:value-type="float" office:value="4337" calcext:value-type="float">
            <text:p>4337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8:00:00" calcext:value-type="date">
            <text:p>30.06.2001 18:00</text:p>
          </table:table-cell>
          <table:table-cell office:value-type="float" office:value="4338" calcext:value-type="float">
            <text:p>4338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19:00:00" calcext:value-type="date">
            <text:p>30.06.2001 19:00</text:p>
          </table:table-cell>
          <table:table-cell office:value-type="float" office:value="4339" calcext:value-type="float">
            <text:p>4339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20:00:00" calcext:value-type="date">
            <text:p>30.06.2001 20:00</text:p>
          </table:table-cell>
          <table:table-cell office:value-type="float" office:value="4340" calcext:value-type="float">
            <text:p>4340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21:00:00" calcext:value-type="date">
            <text:p>30.06.2001 21:00</text:p>
          </table:table-cell>
          <table:table-cell office:value-type="float" office:value="4341" calcext:value-type="float">
            <text:p>4341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22:00:00" calcext:value-type="date">
            <text:p>30.06.2001 22:00</text:p>
          </table:table-cell>
          <table:table-cell office:value-type="float" office:value="4342" calcext:value-type="float">
            <text:p>4342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6-30T23:00:00" calcext:value-type="date">
            <text:p>30.06.2001 23:00</text:p>
          </table:table-cell>
          <table:table-cell office:value-type="float" office:value="4343" calcext:value-type="float">
            <text:p>4343</text:p>
          </table:table-cell>
          <table:table-cell/>
          <table:table-cell table:style-name="ce14"/>
          <table:table-cell table:number-columns-repeated="1020"/>
        </table:table-row>
        <table:table-row table:style-name="ro1">
          <table:table-cell table:style-name="ce14" office:value-type="date" office:date-value="2001-07-01" calcext:value-type="date">
            <text:p>01.07.2001 00:00</text:p>
          </table:table-cell>
          <table:table-cell office:value-type="float" office:value="4344" calcext:value-type="float">
            <text:p>4344</text:p>
          </table:table-cell>
          <table:table-cell table:style-name="ce16"/>
          <table:table-cell table:style-name="ce14"/>
          <table:table-cell table:number-columns-repeated="3"/>
          <table:table-cell table:style-name="ce17" table:number-columns-repeated="1017"/>
        </table:table-row>
        <table:table-row table:style-name="ro1" table:number-rows-repeated="4416">
          <table:table-cell/>
          <table:table-cell table:style-name="ce14"/>
          <table:table-cell table:style-name="ce1" table:number-columns-repeated="2"/>
          <table:table-cell table:number-columns-repeated="1020"/>
        </table:table-row>
        <table:table-row table:style-name="ro1" table:number-rows-repeated="26114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17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2" svg:font-family="'Liberation Sans'"/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andard_20_2" style:display-name="Standard 2" style:family="table-cell" style:parent-style-name="Default" style:data-style-name="N0">
      <style:table-cell-properties fo:background-color="transparent" style:vertical-align="automatic"/>
      <style:text-properties style:font-name="Liberation Sans2" fo:font-family="'Liberation Sans'" style:font-name-asian="Liberation Sans2" style:font-family-asian="'Liberation Sans'" style:font-name-complex="Liberation Sans2" style:font-family-complex="'Liberation Sans'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initial-creator>Stephan Hirth</meta:initial-creator>
    <meta:creation-date>2020-10-27T15:23:48Z</meta:creation-date>
    <dc:date>2020-12-02T14:51:41.917532909</dc:date>
    <meta:editing-duration>PT40S</meta:editing-duration>
    <meta:editing-cycles>1</meta:editing-cycles>
    <meta:document-statistic meta:table-count="3" meta:cell-count="1754" meta:object-count="0"/>
  </office:meta>
</office:document-meta>
</file>